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draw:fill-color="#004586" draw:textarea-horizontal-align="justify" draw:textarea-vertical-align="middle" draw:auto-grow-height="false" fo:min-height="0.15cm" fo:min-width="0cm"/>
    </style:style>
    <style:style style:name="gr3" style:family="graphic" style:parent-style-name="standard">
      <style:graphic-properties draw:stroke="none" svg:stroke-color="#000000" draw:fill="none" draw:fill-color="#ffffff" fo:min-height="0.319cm"/>
    </style:style>
    <style:style style:name="gr4" style:family="graphic" style:parent-style-name="standard">
      <style:graphic-properties draw:stroke="none" draw:fill-color="#ff420e" draw:textarea-horizontal-align="justify" draw:textarea-vertical-align="middle" draw:auto-grow-height="false" fo:min-height="0.15cm" fo:min-width="0cm"/>
    </style:style>
    <style:style style:name="gr5" style:family="graphic" style:parent-style-name="standard">
      <style:graphic-properties draw:stroke="none" svg:stroke-color="#000000" draw:fill="none" draw:fill-color="#ffffff" fo:min-height="0.637cm"/>
    </style:style>
    <style:style style:name="gr6" style:family="graphic" style:parent-style-name="standard">
      <style:graphic-properties draw:stroke="none" draw:fill-color="#ffd320"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draw:stroke="none" draw:fill-color="#579d1c" draw:textarea-horizontal-align="justify" draw:textarea-vertical-align="middle" draw:auto-grow-height="false" fo:min-height="0.15cm" fo:min-width="0cm"/>
    </style:style>
    <style:style style:name="gr8" style:family="graphic" style:parent-style-name="standard">
      <style:graphic-properties draw:stroke="none" draw:fill-color="#7e0021" draw:textarea-horizontal-align="justify" draw:textarea-vertical-align="middle" draw:auto-grow-height="false" fo:min-height="0.15cm" fo:min-width="0cm"/>
    </style:style>
    <style:style style:name="gr9" style:family="graphic" style:parent-style-name="standard">
      <style:graphic-properties draw:stroke="none" draw:fill-color="#83caff" draw:textarea-horizontal-align="justify" draw:textarea-vertical-align="middle" draw:auto-grow-height="false" fo:min-height="0.15cm" fo:min-width="0cm"/>
    </style:style>
    <style:style style:name="gr10" style:family="graphic" style:parent-style-name="standard">
      <style:graphic-properties draw:stroke="none" svg:stroke-color="#000000" draw:fill="none" draw:fill-color="#ffffff" fo:min-height="0.955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cm" svg:height="6cm" svg:x="0cm" svg:y="0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8.5cm" svg:height="6cm" svg:x="8.5cm" svg:y="0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g>
          <draw:custom-shape draw:style-name="gr2" draw:text-style-name="P1" draw:layer="layout" svg:width="0.4cm" svg:height="0.4cm" svg:x="1cm" svg:y="6.70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6cm" svg:height="0.569cm" svg:x="1.2cm" svg:y="6.601cm">
            <draw:text-box>
              <text:p><text:span text:style-name="T1">Serial</text:span></text:p>
            </draw:text-box>
          </draw:frame>
          <draw:custom-shape draw:style-name="gr4" draw:text-style-name="P1" draw:layer="layout" svg:width="0.4cm" svg:height="0.4cm" svg:x="2.5cm" svg:y="6.70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2" draw:layer="layout" svg:width="2.5cm" svg:height="0.887cm" svg:x="2.7cm" svg:y="6.614cm">
            <draw:text-box>
              <text:p><text:span text:style-name="T1">OpenMP (none)</text:span></text:p>
            </draw:text-box>
          </draw:frame>
          <draw:custom-shape draw:style-name="gr6" draw:text-style-name="P1" draw:layer="layout" svg:width="0.4cm" svg:height="0.4cm" svg:x="5.3cm" svg:y="6.70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2" draw:layer="layout" svg:width="3cm" svg:height="0.887cm" svg:x="5.5cm" svg:y="6.601cm">
            <draw:text-box>
              <text:p><text:span text:style-name="T1">OpenMP (compact)</text:span></text:p>
            </draw:text-box>
          </draw:frame>
          <draw:custom-shape draw:style-name="gr7" draw:text-style-name="P1" draw:layer="layout" svg:width="0.4cm" svg:height="0.4cm" svg:x="8.5cm" svg:y="6.70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2" draw:layer="layout" svg:width="3.1cm" svg:height="0.887cm" svg:x="8.7cm" svg:y="6.601cm">
            <draw:text-box>
              <text:p><text:span text:style-name="T1">OpenMP (scatter)</text:span></text:p>
            </draw:text-box>
          </draw:frame>
          <draw:custom-shape draw:style-name="gr8" draw:text-style-name="P1" draw:layer="layout" svg:width="0.4cm" svg:height="0.4cm" svg:x="11.5cm" svg:y="6.70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2" draw:layer="layout" svg:width="3.2cm" svg:height="0.887cm" svg:x="11.7cm" svg:y="6.614cm">
            <draw:text-box>
              <text:p><text:span text:style-name="T1">OpenMP (balanced)</text:span></text:p>
            </draw:text-box>
          </draw:frame>
          <draw:custom-shape draw:style-name="gr9" draw:text-style-name="P1" draw:layer="layout" svg:width="0.4cm" svg:height="0.4cm" svg:x="14.8cm" svg:y="6.701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2" draw:layer="layout" svg:width="1.7cm" svg:height="1.205cm" svg:x="15cm" svg:y="6.601cm">
            <draw:text-box>
              <text:p><text:span text:style-name="T1">Cilk Plu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7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4:13:59.467948271</meta:creation-date>
    <dc:date>2015-09-14T17:02:20.784867671</dc:date>
    <meta:editing-duration>PT35M30S</meta:editing-duration>
    <meta:editing-cycles>9</meta:editing-cycles>
    <meta:generator>LibreOffice/4.1.5.3$Linux_X86_64 LibreOffice_project/410m0$Build-3</meta:generator>
    <meta:document-statistic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0.949cm" svg:y="0.119cm" svg:width="7.219cm" svg:height="5.274cm">
          <chartooo:coordinate-region svg:x="1.835cm" svg:y="0.279cm" svg:width="6.199cm" svg:height="4.599cm"/>
          <chart:axis chart:dimension="x" chart:name="primary-x" chart:style-name="ch3" chartooo:axis-type="auto">
            <chartooo:date-scale/>
            <chart:title svg:x="4.427cm" svg:y="5.513cm" chart:style-name="ch4">
              <text:p>n</text:p>
            </chart:title>
            <chart:categories table:cell-range-address="local-table.$A$2:.$A$17"/>
          </chart:axis>
          <chart:axis chart:dimension="y" chart:name="primary-y" chart:style-name="ch5">
            <chart:title svg:x="0.291cm" svg:y="3.694cm" chart:style-name="ch6">
              <text:p>fib n 240 (ms)</text:p>
            </chart:title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series chart:style-name="ch9" chart:values-cell-range-address="local-table.$D$2:.$D$17" chart:label-cell-address="local-table.$D$1" chart:class="chart:line">
            <chart:data-point chart:repeated="16"/>
          </chart:series>
          <chart:series chart:style-name="ch10" chart:values-cell-range-address="local-table.$E$2:.$E$17" chart:label-cell-address="local-table.$E$1" chart:class="chart:line">
            <chart:data-point chart:repeated="16"/>
          </chart:series>
          <chart:series chart:style-name="ch11" chart:values-cell-range-address="local-table.$F$2:.$F$17" chart:label-cell-address="local-table.$F$1" chart:class="chart:line">
            <chart:data-point chart:repeated="16"/>
          </chart:series>
          <chart:series chart:style-name="ch12" chart:values-cell-range-address="local-table.$G$2:.$G$17" chart:label-cell-address="local-table.$G$1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_serial</text:p>
              </table:table-cell>
              <table:table-cell office:value-type="string">
                <text:p>fib_omp_none</text:p>
              </table:table-cell>
              <table:table-cell office:value-type="string">
                <text:p>fib_omp_compact</text:p>
              </table:table-cell>
              <table:table-cell office:value-type="string">
                <text:p>fib_omp_scatter</text:p>
              </table:table-cell>
              <table:table-cell office:value-type="string">
                <text:p>fib_omp_balanced</text:p>
              </table:table-cell>
              <table:table-cell office:value-type="string">
                <text:p>fib_cilk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</table:table-cell>
              <table:table-cell office:value-type="float" office:value="0.539352">
                <text:p>0.539352</text:p>
              </table:table-cell>
              <table:table-cell office:value-type="float" office:value="470.87225">
                <text:p>470.87225</text:p>
              </table:table-cell>
              <table:table-cell office:value-type="float" office:value="349.735732">
                <text:p>349.735732</text:p>
              </table:table-cell>
              <table:table-cell office:value-type="float" office:value="352.886067">
                <text:p>352.886067</text:p>
              </table:table-cell>
              <table:table-cell office:value-type="float" office:value="328.23384">
                <text:p>328.23384</text:p>
              </table:table-cell>
              <table:table-cell office:value-type="float" office:value="316.369705">
                <text:p>316.36970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871226">
                <text:p>0.871226</text:p>
              </table:table-cell>
              <table:table-cell office:value-type="float" office:value="514.117773">
                <text:p>514.117773</text:p>
              </table:table-cell>
              <table:table-cell office:value-type="float" office:value="345.051706">
                <text:p>345.051706</text:p>
              </table:table-cell>
              <table:table-cell office:value-type="float" office:value="341.414561">
                <text:p>341.414561</text:p>
              </table:table-cell>
              <table:table-cell office:value-type="float" office:value="312.788506">
                <text:p>312.788506</text:p>
              </table:table-cell>
              <table:table-cell office:value-type="float" office:value="314.602426">
                <text:p>314.60242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.407563">
                <text:p>1.407563</text:p>
              </table:table-cell>
              <table:table-cell office:value-type="float" office:value="482.015602">
                <text:p>482.015602</text:p>
              </table:table-cell>
              <table:table-cell office:value-type="float" office:value="353.77609">
                <text:p>353.77609</text:p>
              </table:table-cell>
              <table:table-cell office:value-type="float" office:value="355.286109">
                <text:p>355.286109</text:p>
              </table:table-cell>
              <table:table-cell office:value-type="float" office:value="325.697597">
                <text:p>325.697597</text:p>
              </table:table-cell>
              <table:table-cell office:value-type="float" office:value="315.276952">
                <text:p>315.27695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.276286">
                <text:p>2.276286</text:p>
              </table:table-cell>
              <table:table-cell office:value-type="float" office:value="471.671302">
                <text:p>471.671302</text:p>
              </table:table-cell>
              <table:table-cell office:value-type="float" office:value="362.356832">
                <text:p>362.356832</text:p>
              </table:table-cell>
              <table:table-cell office:value-type="float" office:value="345.245454">
                <text:p>345.245454</text:p>
              </table:table-cell>
              <table:table-cell office:value-type="float" office:value="335.528015">
                <text:p>335.528015</text:p>
              </table:table-cell>
              <table:table-cell office:value-type="float" office:value="362.396609">
                <text:p>362.39660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.682116">
                <text:p>3.682116</text:p>
              </table:table-cell>
              <table:table-cell office:value-type="float" office:value="515.402157">
                <text:p>515.402157</text:p>
              </table:table-cell>
              <table:table-cell office:value-type="float" office:value="350.450355">
                <text:p>350.450355</text:p>
              </table:table-cell>
              <table:table-cell office:value-type="float" office:value="352.491065">
                <text:p>352.491065</text:p>
              </table:table-cell>
              <table:table-cell office:value-type="float" office:value="344.156102">
                <text:p>344.156102</text:p>
              </table:table-cell>
              <table:table-cell office:value-type="float" office:value="377.669172">
                <text:p>377.66917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.955194">
                <text:p>5.955194</text:p>
              </table:table-cell>
              <table:table-cell office:value-type="float" office:value="522.341813">
                <text:p>522.341813</text:p>
              </table:table-cell>
              <table:table-cell office:value-type="float" office:value="364.357122">
                <text:p>364.357122</text:p>
              </table:table-cell>
              <table:table-cell office:value-type="float" office:value="354.778643">
                <text:p>354.778643</text:p>
              </table:table-cell>
              <table:table-cell office:value-type="float" office:value="343.760072">
                <text:p>343.760072</text:p>
              </table:table-cell>
              <table:table-cell office:value-type="float" office:value="375.167445">
                <text:p>375.16744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0.992458">
                <text:p>10.992458</text:p>
              </table:table-cell>
              <table:table-cell office:value-type="float" office:value="475.562627">
                <text:p>475.562627</text:p>
              </table:table-cell>
              <table:table-cell office:value-type="float" office:value="359.520663">
                <text:p>359.520663</text:p>
              </table:table-cell>
              <table:table-cell office:value-type="float" office:value="372.81924">
                <text:p>372.81924</text:p>
              </table:table-cell>
              <table:table-cell office:value-type="float" office:value="332.64123">
                <text:p>332.64123</text:p>
              </table:table-cell>
              <table:table-cell office:value-type="float" office:value="347.540474">
                <text:p>347.54047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6.852061">
                <text:p>16.852061</text:p>
              </table:table-cell>
              <table:table-cell office:value-type="float" office:value="538.944438">
                <text:p>538.944438</text:p>
              </table:table-cell>
              <table:table-cell office:value-type="float" office:value="355.568455">
                <text:p>355.568455</text:p>
              </table:table-cell>
              <table:table-cell office:value-type="float" office:value="390.783559">
                <text:p>390.783559</text:p>
              </table:table-cell>
              <table:table-cell office:value-type="float" office:value="344.873934">
                <text:p>344.873934</text:p>
              </table:table-cell>
              <table:table-cell office:value-type="float" office:value="413.586582">
                <text:p>413.58658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9.109402">
                <text:p>29.109402</text:p>
              </table:table-cell>
              <table:table-cell office:value-type="float" office:value="667.667872">
                <text:p>667.667872</text:p>
              </table:table-cell>
              <table:table-cell office:value-type="float" office:value="384.51285">
                <text:p>384.51285</text:p>
              </table:table-cell>
              <table:table-cell office:value-type="float" office:value="398.075874">
                <text:p>398.075874</text:p>
              </table:table-cell>
              <table:table-cell office:value-type="float" office:value="373.326644">
                <text:p>373.326644</text:p>
              </table:table-cell>
              <table:table-cell office:value-type="float" office:value="383.262405">
                <text:p>383.26240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7.095341">
                <text:p>47.095341</text:p>
              </table:table-cell>
              <table:table-cell office:value-type="float" office:value="628.272678">
                <text:p>628.272678</text:p>
              </table:table-cell>
              <table:table-cell office:value-type="float" office:value="402.56891">
                <text:p>402.56891</text:p>
              </table:table-cell>
              <table:table-cell office:value-type="float" office:value="421.081562">
                <text:p>421.081562</text:p>
              </table:table-cell>
              <table:table-cell office:value-type="float" office:value="407.195197">
                <text:p>407.195197</text:p>
              </table:table-cell>
              <table:table-cell office:value-type="float" office:value="413.455898">
                <text:p>413.45589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2.530325">
                <text:p>72.530325</text:p>
              </table:table-cell>
              <table:table-cell office:value-type="float" office:value="695.977194">
                <text:p>695.977194</text:p>
              </table:table-cell>
              <table:table-cell office:value-type="float" office:value="449.340332">
                <text:p>449.340332</text:p>
              </table:table-cell>
              <table:table-cell office:value-type="float" office:value="455.257355">
                <text:p>455.257355</text:p>
              </table:table-cell>
              <table:table-cell office:value-type="float" office:value="446.101656">
                <text:p>446.101656</text:p>
              </table:table-cell>
              <table:table-cell office:value-type="float" office:value="431.523763">
                <text:p>431.52376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13.074984">
                <text:p>113.074984</text:p>
              </table:table-cell>
              <table:table-cell office:value-type="float" office:value="899.047182">
                <text:p>899.047182</text:p>
              </table:table-cell>
              <table:table-cell office:value-type="float" office:value="486.405798">
                <text:p>486.405798</text:p>
              </table:table-cell>
              <table:table-cell office:value-type="float" office:value="507.159899">
                <text:p>507.159899</text:p>
              </table:table-cell>
              <table:table-cell office:value-type="float" office:value="519.735383">
                <text:p>519.735383</text:p>
              </table:table-cell>
              <table:table-cell office:value-type="float" office:value="407.55267">
                <text:p>407.552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77.576878">
                <text:p>177.576878</text:p>
              </table:table-cell>
              <table:table-cell office:value-type="float" office:value="836.601136">
                <text:p>836.601136</text:p>
              </table:table-cell>
              <table:table-cell office:value-type="float" office:value="627.313432">
                <text:p>627.313432</text:p>
              </table:table-cell>
              <table:table-cell office:value-type="float" office:value="605.859397">
                <text:p>605.859397</text:p>
              </table:table-cell>
              <table:table-cell office:value-type="float" office:value="595.790067">
                <text:p>595.790067</text:p>
              </table:table-cell>
              <table:table-cell office:value-type="float" office:value="465.578559">
                <text:p>465.57855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87.304056">
                <text:p>287.304056</text:p>
              </table:table-cell>
              <table:table-cell office:value-type="float" office:value="896.321554">
                <text:p>896.321554</text:p>
              </table:table-cell>
              <table:table-cell office:value-type="float" office:value="776.500601">
                <text:p>776.500601</text:p>
              </table:table-cell>
              <table:table-cell office:value-type="float" office:value="800.399071">
                <text:p>800.399071</text:p>
              </table:table-cell>
              <table:table-cell office:value-type="float" office:value="757.562023">
                <text:p>757.562023</text:p>
              </table:table-cell>
              <table:table-cell office:value-type="float" office:value="475.947623">
                <text:p>475.94762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455.702911">
                <text:p>455.702911</text:p>
              </table:table-cell>
              <table:table-cell office:value-type="float" office:value="1256.976415">
                <text:p>1256.976415</text:p>
              </table:table-cell>
              <table:table-cell office:value-type="float" office:value="1105.011269">
                <text:p>1105.011269</text:p>
              </table:table-cell>
              <table:table-cell office:value-type="float" office:value="1082.682802">
                <text:p>1082.682802</text:p>
              </table:table-cell>
              <table:table-cell office:value-type="float" office:value="1005.320058">
                <text:p>1005.320058</text:p>
              </table:table-cell>
              <table:table-cell office:value-type="float" office:value="483.511055">
                <text:p>483.51105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735.58673">
                <text:p>735.58673</text:p>
              </table:table-cell>
              <table:table-cell office:value-type="float" office:value="1553.904506">
                <text:p>1553.904506</text:p>
              </table:table-cell>
              <table:table-cell office:value-type="float" office:value="1499.07129">
                <text:p>1499.07129</text:p>
              </table:table-cell>
              <table:table-cell office:value-type="float" office:value="1497.688621">
                <text:p>1497.688621</text:p>
              </table:table-cell>
              <table:table-cell office:value-type="float" office:value="1430.676917">
                <text:p>1430.676917</text:p>
              </table:table-cell>
              <table:table-cell office:value-type="float" office:value="529.34729">
                <text:p>529.347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text-overlap="true" chart:reverse-direction="false" text:line-break="false" chart:label-arrangement="side-by-side" chart:link-data-style-to-source="false" chart:axis-position="0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0.794cm" svg:y="0.119cm" svg:width="7.443cm" svg:height="5.274cm">
          <chartooo:coordinate-region svg:x="1.839cm" svg:y="0.279cm" svg:width="6.199cm" svg:height="4.599cm"/>
          <chart:axis chart:dimension="x" chart:name="primary-x" chart:style-name="ch3" chartooo:axis-type="auto">
            <chartooo:date-scale/>
            <chart:title svg:x="4.424cm" svg:y="5.513cm" chart:style-name="ch4">
              <text:p>t</text:p>
            </chart:title>
            <chart:categories table:cell-range-address="local-table.$B$1:.$IG$1"/>
          </chart:axis>
          <chart:axis chart:dimension="y" chart:name="primary-y" chart:style-name="ch5">
            <chart:title svg:x="0.136cm" svg:y="3.575cm" chart:style-name="ch6">
              <text:p>fib 35 t (ms)</text:p>
            </chart:title>
          </chart:axis>
          <chart:series chart:style-name="ch7" chart:values-cell-range-address="local-table.$B$2:.$IG$2" chart:label-cell-address="local-table.$A$2" chart:class="chart:line">
            <chart:data-point chart:repeated="240"/>
          </chart:series>
          <chart:series chart:style-name="ch8" chart:values-cell-range-address="local-table.$B$3:.$IG$3" chart:label-cell-address="local-table.$A$3" chart:class="chart:line">
            <chart:data-point chart:repeated="240"/>
          </chart:series>
          <chart:series chart:style-name="ch9" chart:values-cell-range-address="local-table.$B$4:.$IG$4" chart:label-cell-address="local-table.$A$4" chart:class="chart:line">
            <chart:data-point chart:repeated="240"/>
          </chart:series>
          <chart:series chart:style-name="ch10" chart:values-cell-range-address="local-table.$B$5:.$IG$5" chart:label-cell-address="local-table.$A$5" chart:class="chart:line">
            <chart:data-point chart:repeated="240"/>
          </chart:series>
          <chart:series chart:style-name="ch11" chart:values-cell-range-address="local-table.$B$6:.$IG$6" chart:label-cell-address="local-table.$A$6" chart:class="chart:line">
            <chart:data-point chart:repeated="240"/>
          </chart:series>
          <chart:series chart:style-name="ch12" chart:values-cell-range-address="local-table.$B$7:.$IG$7" chart:label-cell-address="local-table.$A$7" chart:class="chart:line">
            <chart:data-point chart:repeated="2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40">
                <text:p>14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80">
                <text:p>1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0">
                <text:p>2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20">
                <text:p>2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40">
                <text:p>240</text:p>
              </table:table-cell>
            </table:table-row>
          </table:table-header-rows>
          <table:table-rows>
            <table:table-row>
              <table:table-cell office:value-type="string">
                <text:p>fib_serial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  <table:table-cell office:value-type="float" office:value="735.58673">
                <text:p>735.58673</text:p>
              </table:table-cell>
            </table:table-row>
            <table:table-row>
              <table:table-cell office:value-type="string">
                <text:p>fib_omp_none</text:p>
              </table:table-cell>
              <table:table-cell office:value-type="float" office:value="15872.54049">
                <text:p>15872.54049</text:p>
              </table:table-cell>
              <table:table-cell office:value-type="float" office:value="32936.586821">
                <text:p>32936.586821</text:p>
              </table:table-cell>
              <table:table-cell office:value-type="float" office:value="22610.099602">
                <text:p>22610.099602</text:p>
              </table:table-cell>
              <table:table-cell office:value-type="float" office:value="19497.872684">
                <text:p>19497.872684</text:p>
              </table:table-cell>
              <table:table-cell office:value-type="float" office:value="15915.706075">
                <text:p>15915.706075</text:p>
              </table:table-cell>
              <table:table-cell office:value-type="float" office:value="14463.26455">
                <text:p>14463.26455</text:p>
              </table:table-cell>
              <table:table-cell office:value-type="float" office:value="12214.088559">
                <text:p>12214.088559</text:p>
              </table:table-cell>
              <table:table-cell office:value-type="float" office:value="11265.959474">
                <text:p>11265.959474</text:p>
              </table:table-cell>
              <table:table-cell office:value-type="float" office:value="10510.01217">
                <text:p>10510.01217</text:p>
              </table:table-cell>
              <table:table-cell office:value-type="float" office:value="9737.255979">
                <text:p>9737.255979</text:p>
              </table:table-cell>
              <table:table-cell office:value-type="float" office:value="8741.601717">
                <text:p>8741.601717</text:p>
              </table:table-cell>
              <table:table-cell office:value-type="float" office:value="8745.124537">
                <text:p>8745.124537</text:p>
              </table:table-cell>
              <table:table-cell office:value-type="float" office:value="7269.131363">
                <text:p>7269.131363</text:p>
              </table:table-cell>
              <table:table-cell office:value-type="float" office:value="6958.889238">
                <text:p>6958.889238</text:p>
              </table:table-cell>
              <table:table-cell office:value-type="float" office:value="7308.704907">
                <text:p>7308.704907</text:p>
              </table:table-cell>
              <table:table-cell office:value-type="float" office:value="6461.815673">
                <text:p>6461.815673</text:p>
              </table:table-cell>
              <table:table-cell office:value-type="float" office:value="6559.7294">
                <text:p>6559.7294</text:p>
              </table:table-cell>
              <table:table-cell office:value-type="float" office:value="5605.348469">
                <text:p>5605.348469</text:p>
              </table:table-cell>
              <table:table-cell office:value-type="float" office:value="5691.877685">
                <text:p>5691.877685</text:p>
              </table:table-cell>
              <table:table-cell office:value-type="float" office:value="5659.77436">
                <text:p>5659.77436</text:p>
              </table:table-cell>
              <table:table-cell office:value-type="float" office:value="5033.89723">
                <text:p>5033.89723</text:p>
              </table:table-cell>
              <table:table-cell office:value-type="float" office:value="4990.477463">
                <text:p>4990.477463</text:p>
              </table:table-cell>
              <table:table-cell office:value-type="float" office:value="5001.188859">
                <text:p>5001.188859</text:p>
              </table:table-cell>
              <table:table-cell office:value-type="float" office:value="4724.70436">
                <text:p>4724.70436</text:p>
              </table:table-cell>
              <table:table-cell office:value-type="float" office:value="4633.795789">
                <text:p>4633.795789</text:p>
              </table:table-cell>
              <table:table-cell office:value-type="float" office:value="4489.574351">
                <text:p>4489.574351</text:p>
              </table:table-cell>
              <table:table-cell office:value-type="float" office:value="4567.961906">
                <text:p>4567.961906</text:p>
              </table:table-cell>
              <table:table-cell office:value-type="float" office:value="3896.619104">
                <text:p>3896.619104</text:p>
              </table:table-cell>
              <table:table-cell office:value-type="float" office:value="4086.652526">
                <text:p>4086.652526</text:p>
              </table:table-cell>
              <table:table-cell office:value-type="float" office:value="3917.289807">
                <text:p>3917.289807</text:p>
              </table:table-cell>
              <table:table-cell office:value-type="float" office:value="3610.673658">
                <text:p>3610.673658</text:p>
              </table:table-cell>
              <table:table-cell office:value-type="float" office:value="3270.440383">
                <text:p>3270.440383</text:p>
              </table:table-cell>
              <table:table-cell office:value-type="float" office:value="3637.80824">
                <text:p>3637.80824</text:p>
              </table:table-cell>
              <table:table-cell office:value-type="float" office:value="3328.551217">
                <text:p>3328.551217</text:p>
              </table:table-cell>
              <table:table-cell office:value-type="float" office:value="3442.083431">
                <text:p>3442.083431</text:p>
              </table:table-cell>
              <table:table-cell office:value-type="float" office:value="3509.166092">
                <text:p>3509.166092</text:p>
              </table:table-cell>
              <table:table-cell office:value-type="float" office:value="3152.366758">
                <text:p>3152.366758</text:p>
              </table:table-cell>
              <table:table-cell office:value-type="float" office:value="3122.986751">
                <text:p>3122.986751</text:p>
              </table:table-cell>
              <table:table-cell office:value-type="float" office:value="3032.788566">
                <text:p>3032.788566</text:p>
              </table:table-cell>
              <table:table-cell office:value-type="float" office:value="2926.873675">
                <text:p>2926.873675</text:p>
              </table:table-cell>
              <table:table-cell office:value-type="float" office:value="2841.006024">
                <text:p>2841.006024</text:p>
              </table:table-cell>
              <table:table-cell office:value-type="float" office:value="2785.491163">
                <text:p>2785.491163</text:p>
              </table:table-cell>
              <table:table-cell office:value-type="float" office:value="2651.5185">
                <text:p>2651.5185</text:p>
              </table:table-cell>
              <table:table-cell office:value-type="float" office:value="2660.755803">
                <text:p>2660.755803</text:p>
              </table:table-cell>
              <table:table-cell office:value-type="float" office:value="2573.446972">
                <text:p>2573.446972</text:p>
              </table:table-cell>
              <table:table-cell office:value-type="float" office:value="2792.345044">
                <text:p>2792.345044</text:p>
              </table:table-cell>
              <table:table-cell office:value-type="float" office:value="2675.816078">
                <text:p>2675.816078</text:p>
              </table:table-cell>
              <table:table-cell office:value-type="float" office:value="2644.357447">
                <text:p>2644.357447</text:p>
              </table:table-cell>
              <table:table-cell office:value-type="float" office:value="2436.469862">
                <text:p>2436.469862</text:p>
              </table:table-cell>
              <table:table-cell office:value-type="float" office:value="2398.681306">
                <text:p>2398.681306</text:p>
              </table:table-cell>
              <table:table-cell office:value-type="float" office:value="2395.087917">
                <text:p>2395.087917</text:p>
              </table:table-cell>
              <table:table-cell office:value-type="float" office:value="2344.656447">
                <text:p>2344.656447</text:p>
              </table:table-cell>
              <table:table-cell office:value-type="float" office:value="2500.677157">
                <text:p>2500.677157</text:p>
              </table:table-cell>
              <table:table-cell office:value-type="float" office:value="2270.516216">
                <text:p>2270.516216</text:p>
              </table:table-cell>
              <table:table-cell office:value-type="float" office:value="2428.132271">
                <text:p>2428.132271</text:p>
              </table:table-cell>
              <table:table-cell office:value-type="float" office:value="2368.592577">
                <text:p>2368.592577</text:p>
              </table:table-cell>
              <table:table-cell office:value-type="float" office:value="2351.588084">
                <text:p>2351.588084</text:p>
              </table:table-cell>
              <table:table-cell office:value-type="float" office:value="2346.645512">
                <text:p>2346.645512</text:p>
              </table:table-cell>
              <table:table-cell office:value-type="float" office:value="2351.247739">
                <text:p>2351.247739</text:p>
              </table:table-cell>
              <table:table-cell office:value-type="float" office:value="2186.157941">
                <text:p>2186.157941</text:p>
              </table:table-cell>
              <table:table-cell office:value-type="float" office:value="2146.974524">
                <text:p>2146.974524</text:p>
              </table:table-cell>
              <table:table-cell office:value-type="float" office:value="2229.868523">
                <text:p>2229.868523</text:p>
              </table:table-cell>
              <table:table-cell office:value-type="float" office:value="2156.408528">
                <text:p>2156.408528</text:p>
              </table:table-cell>
              <table:table-cell office:value-type="float" office:value="2178.031417">
                <text:p>2178.031417</text:p>
              </table:table-cell>
              <table:table-cell office:value-type="float" office:value="2058.113076">
                <text:p>2058.113076</text:p>
              </table:table-cell>
              <table:table-cell office:value-type="float" office:value="1940.125034">
                <text:p>1940.125034</text:p>
              </table:table-cell>
              <table:table-cell office:value-type="float" office:value="2013.465379">
                <text:p>2013.465379</text:p>
              </table:table-cell>
              <table:table-cell office:value-type="float" office:value="2093.993661">
                <text:p>2093.993661</text:p>
              </table:table-cell>
              <table:table-cell office:value-type="float" office:value="2068.337021">
                <text:p>2068.337021</text:p>
              </table:table-cell>
              <table:table-cell office:value-type="float" office:value="2102.262866">
                <text:p>2102.262866</text:p>
              </table:table-cell>
              <table:table-cell office:value-type="float" office:value="1953.482762">
                <text:p>1953.482762</text:p>
              </table:table-cell>
              <table:table-cell office:value-type="float" office:value="2048.558268">
                <text:p>2048.558268</text:p>
              </table:table-cell>
              <table:table-cell office:value-type="float" office:value="1917.481308">
                <text:p>1917.481308</text:p>
              </table:table-cell>
              <table:table-cell office:value-type="float" office:value="1981.180174">
                <text:p>1981.180174</text:p>
              </table:table-cell>
              <table:table-cell office:value-type="float" office:value="2008.126714">
                <text:p>2008.126714</text:p>
              </table:table-cell>
              <table:table-cell office:value-type="float" office:value="1907.119942">
                <text:p>1907.119942</text:p>
              </table:table-cell>
              <table:table-cell office:value-type="float" office:value="2044.140422">
                <text:p>2044.140422</text:p>
              </table:table-cell>
              <table:table-cell office:value-type="float" office:value="1870.552385">
                <text:p>1870.552385</text:p>
              </table:table-cell>
              <table:table-cell office:value-type="float" office:value="1882.755001">
                <text:p>1882.755001</text:p>
              </table:table-cell>
              <table:table-cell office:value-type="float" office:value="1836.450629">
                <text:p>1836.450629</text:p>
              </table:table-cell>
              <table:table-cell office:value-type="float" office:value="2092.720375">
                <text:p>2092.720375</text:p>
              </table:table-cell>
              <table:table-cell office:value-type="float" office:value="1708.887569">
                <text:p>1708.887569</text:p>
              </table:table-cell>
              <table:table-cell office:value-type="float" office:value="1887.297565">
                <text:p>1887.297565</text:p>
              </table:table-cell>
              <table:table-cell office:value-type="float" office:value="1907.500061">
                <text:p>1907.500061</text:p>
              </table:table-cell>
              <table:table-cell office:value-type="float" office:value="1798.029567">
                <text:p>1798.029567</text:p>
              </table:table-cell>
              <table:table-cell office:value-type="float" office:value="1992.432653">
                <text:p>1992.432653</text:p>
              </table:table-cell>
              <table:table-cell office:value-type="float" office:value="1903.56742">
                <text:p>1903.56742</text:p>
              </table:table-cell>
              <table:table-cell office:value-type="float" office:value="1785.468966">
                <text:p>1785.468966</text:p>
              </table:table-cell>
              <table:table-cell office:value-type="float" office:value="1826.102864">
                <text:p>1826.102864</text:p>
              </table:table-cell>
              <table:table-cell office:value-type="float" office:value="1810.995244">
                <text:p>1810.995244</text:p>
              </table:table-cell>
              <table:table-cell office:value-type="float" office:value="1879.760178">
                <text:p>1879.760178</text:p>
              </table:table-cell>
              <table:table-cell office:value-type="float" office:value="1699.706272">
                <text:p>1699.706272</text:p>
              </table:table-cell>
              <table:table-cell office:value-type="float" office:value="1729.491421">
                <text:p>1729.491421</text:p>
              </table:table-cell>
              <table:table-cell office:value-type="float" office:value="1753.642661">
                <text:p>1753.642661</text:p>
              </table:table-cell>
              <table:table-cell office:value-type="float" office:value="1596.951595">
                <text:p>1596.951595</text:p>
              </table:table-cell>
              <table:table-cell office:value-type="float" office:value="1898.299583">
                <text:p>1898.299583</text:p>
              </table:table-cell>
              <table:table-cell office:value-type="float" office:value="1760.537343">
                <text:p>1760.537343</text:p>
              </table:table-cell>
              <table:table-cell office:value-type="float" office:value="1660.794553">
                <text:p>1660.794553</text:p>
              </table:table-cell>
              <table:table-cell office:value-type="float" office:value="1691.721596">
                <text:p>1691.721596</text:p>
              </table:table-cell>
              <table:table-cell office:value-type="float" office:value="1694.246418">
                <text:p>1694.246418</text:p>
              </table:table-cell>
              <table:table-cell office:value-type="float" office:value="1719.841406">
                <text:p>1719.841406</text:p>
              </table:table-cell>
              <table:table-cell office:value-type="float" office:value="1745.396745">
                <text:p>1745.396745</text:p>
              </table:table-cell>
              <table:table-cell office:value-type="float" office:value="1618.507635">
                <text:p>1618.507635</text:p>
              </table:table-cell>
              <table:table-cell office:value-type="float" office:value="1725.20663">
                <text:p>1725.20663</text:p>
              </table:table-cell>
              <table:table-cell office:value-type="float" office:value="1724.611402">
                <text:p>1724.611402</text:p>
              </table:table-cell>
              <table:table-cell office:value-type="float" office:value="1603.968812">
                <text:p>1603.968812</text:p>
              </table:table-cell>
              <table:table-cell office:value-type="float" office:value="1807.341483">
                <text:p>1807.341483</text:p>
              </table:table-cell>
              <table:table-cell office:value-type="float" office:value="1609.489035">
                <text:p>1609.489035</text:p>
              </table:table-cell>
              <table:table-cell office:value-type="float" office:value="1651.748368">
                <text:p>1651.748368</text:p>
              </table:table-cell>
              <table:table-cell office:value-type="float" office:value="1600.423283">
                <text:p>1600.423283</text:p>
              </table:table-cell>
              <table:table-cell office:value-type="float" office:value="1734.337053">
                <text:p>1734.337053</text:p>
              </table:table-cell>
              <table:table-cell office:value-type="float" office:value="1659.173996">
                <text:p>1659.173996</text:p>
              </table:table-cell>
              <table:table-cell office:value-type="float" office:value="1664.592084">
                <text:p>1664.592084</text:p>
              </table:table-cell>
              <table:table-cell office:value-type="float" office:value="1602.192807">
                <text:p>1602.192807</text:p>
              </table:table-cell>
              <table:table-cell office:value-type="float" office:value="1587.672718">
                <text:p>1587.672718</text:p>
              </table:table-cell>
              <table:table-cell office:value-type="float" office:value="1657.171909">
                <text:p>1657.171909</text:p>
              </table:table-cell>
              <table:table-cell office:value-type="float" office:value="1668.904652">
                <text:p>1668.904652</text:p>
              </table:table-cell>
              <table:table-cell office:value-type="float" office:value="1663.668187">
                <text:p>1663.668187</text:p>
              </table:table-cell>
              <table:table-cell office:value-type="float" office:value="1598.793487">
                <text:p>1598.793487</text:p>
              </table:table-cell>
              <table:table-cell office:value-type="float" office:value="1616.216721">
                <text:p>1616.216721</text:p>
              </table:table-cell>
              <table:table-cell office:value-type="float" office:value="1702.082833">
                <text:p>1702.082833</text:p>
              </table:table-cell>
              <table:table-cell office:value-type="float" office:value="1674.682266">
                <text:p>1674.682266</text:p>
              </table:table-cell>
              <table:table-cell office:value-type="float" office:value="1690.379664">
                <text:p>1690.379664</text:p>
              </table:table-cell>
              <table:table-cell office:value-type="float" office:value="1645.084708">
                <text:p>1645.084708</text:p>
              </table:table-cell>
              <table:table-cell office:value-type="float" office:value="1528.05944">
                <text:p>1528.05944</text:p>
              </table:table-cell>
              <table:table-cell office:value-type="float" office:value="1616.041385">
                <text:p>1616.041385</text:p>
              </table:table-cell>
              <table:table-cell office:value-type="float" office:value="1540.342058">
                <text:p>1540.342058</text:p>
              </table:table-cell>
              <table:table-cell office:value-type="float" office:value="1679.171389">
                <text:p>1679.171389</text:p>
              </table:table-cell>
              <table:table-cell office:value-type="float" office:value="1657.106022">
                <text:p>1657.106022</text:p>
              </table:table-cell>
              <table:table-cell office:value-type="float" office:value="1635.492818">
                <text:p>1635.492818</text:p>
              </table:table-cell>
              <table:table-cell office:value-type="float" office:value="1562.227212">
                <text:p>1562.227212</text:p>
              </table:table-cell>
              <table:table-cell office:value-type="float" office:value="1690.73316">
                <text:p>1690.73316</text:p>
              </table:table-cell>
              <table:table-cell office:value-type="float" office:value="1554.675006">
                <text:p>1554.675006</text:p>
              </table:table-cell>
              <table:table-cell office:value-type="float" office:value="1565.376842">
                <text:p>1565.376842</text:p>
              </table:table-cell>
              <table:table-cell office:value-type="float" office:value="1598.704824">
                <text:p>1598.704824</text:p>
              </table:table-cell>
              <table:table-cell office:value-type="float" office:value="1610.337487">
                <text:p>1610.337487</text:p>
              </table:table-cell>
              <table:table-cell office:value-type="float" office:value="1537.922769">
                <text:p>1537.922769</text:p>
              </table:table-cell>
              <table:table-cell office:value-type="float" office:value="1544.385689">
                <text:p>1544.385689</text:p>
              </table:table-cell>
              <table:table-cell office:value-type="float" office:value="1572.190432">
                <text:p>1572.190432</text:p>
              </table:table-cell>
              <table:table-cell office:value-type="float" office:value="1660.735721">
                <text:p>1660.735721</text:p>
              </table:table-cell>
              <table:table-cell office:value-type="float" office:value="1596.026478">
                <text:p>1596.026478</text:p>
              </table:table-cell>
              <table:table-cell office:value-type="float" office:value="1570.19617">
                <text:p>1570.19617</text:p>
              </table:table-cell>
              <table:table-cell office:value-type="float" office:value="1560.990302">
                <text:p>1560.990302</text:p>
              </table:table-cell>
              <table:table-cell office:value-type="float" office:value="1594.307315">
                <text:p>1594.307315</text:p>
              </table:table-cell>
              <table:table-cell office:value-type="float" office:value="1579.50334">
                <text:p>1579.50334</text:p>
              </table:table-cell>
              <table:table-cell office:value-type="float" office:value="1629.792512">
                <text:p>1629.792512</text:p>
              </table:table-cell>
              <table:table-cell office:value-type="float" office:value="1571.963194">
                <text:p>1571.963194</text:p>
              </table:table-cell>
              <table:table-cell office:value-type="float" office:value="1593.194226">
                <text:p>1593.194226</text:p>
              </table:table-cell>
              <table:table-cell office:value-type="float" office:value="1503.001045">
                <text:p>1503.001045</text:p>
              </table:table-cell>
              <table:table-cell office:value-type="float" office:value="1515.091584">
                <text:p>1515.091584</text:p>
              </table:table-cell>
              <table:table-cell office:value-type="float" office:value="1569.720781">
                <text:p>1569.720781</text:p>
              </table:table-cell>
              <table:table-cell office:value-type="float" office:value="1573.005778">
                <text:p>1573.005778</text:p>
              </table:table-cell>
              <table:table-cell office:value-type="float" office:value="1520.499277">
                <text:p>1520.499277</text:p>
              </table:table-cell>
              <table:table-cell office:value-type="float" office:value="1566.661291">
                <text:p>1566.661291</text:p>
              </table:table-cell>
              <table:table-cell office:value-type="float" office:value="1542.864955">
                <text:p>1542.864955</text:p>
              </table:table-cell>
              <table:table-cell office:value-type="float" office:value="1586.252004">
                <text:p>1586.252004</text:p>
              </table:table-cell>
              <table:table-cell office:value-type="float" office:value="1538.441527">
                <text:p>1538.441527</text:p>
              </table:table-cell>
              <table:table-cell office:value-type="float" office:value="1486.745112">
                <text:p>1486.745112</text:p>
              </table:table-cell>
              <table:table-cell office:value-type="float" office:value="1567.849765">
                <text:p>1567.849765</text:p>
              </table:table-cell>
              <table:table-cell office:value-type="float" office:value="1531.353291">
                <text:p>1531.353291</text:p>
              </table:table-cell>
              <table:table-cell office:value-type="float" office:value="1629.018803">
                <text:p>1629.018803</text:p>
              </table:table-cell>
              <table:table-cell office:value-type="float" office:value="1524.904743">
                <text:p>1524.904743</text:p>
              </table:table-cell>
              <table:table-cell office:value-type="float" office:value="1597.819164">
                <text:p>1597.819164</text:p>
              </table:table-cell>
              <table:table-cell office:value-type="float" office:value="1563.464057">
                <text:p>1563.464057</text:p>
              </table:table-cell>
              <table:table-cell office:value-type="float" office:value="1493.382597">
                <text:p>1493.382597</text:p>
              </table:table-cell>
              <table:table-cell office:value-type="float" office:value="1533.42351">
                <text:p>1533.42351</text:p>
              </table:table-cell>
              <table:table-cell office:value-type="float" office:value="1530.818108">
                <text:p>1530.818108</text:p>
              </table:table-cell>
              <table:table-cell office:value-type="float" office:value="1538.12967">
                <text:p>1538.12967</text:p>
              </table:table-cell>
              <table:table-cell office:value-type="float" office:value="1558.936121">
                <text:p>1558.936121</text:p>
              </table:table-cell>
              <table:table-cell office:value-type="float" office:value="1563.650878">
                <text:p>1563.650878</text:p>
              </table:table-cell>
              <table:table-cell office:value-type="float" office:value="1568.161301">
                <text:p>1568.161301</text:p>
              </table:table-cell>
              <table:table-cell office:value-type="float" office:value="1538.636687">
                <text:p>1538.636687</text:p>
              </table:table-cell>
              <table:table-cell office:value-type="float" office:value="1536.271481">
                <text:p>1536.271481</text:p>
              </table:table-cell>
              <table:table-cell office:value-type="float" office:value="1544.67554">
                <text:p>1544.67554</text:p>
              </table:table-cell>
              <table:table-cell office:value-type="float" office:value="1506.566336">
                <text:p>1506.566336</text:p>
              </table:table-cell>
              <table:table-cell office:value-type="float" office:value="1522.071334">
                <text:p>1522.071334</text:p>
              </table:table-cell>
              <table:table-cell office:value-type="float" office:value="1590.861803">
                <text:p>1590.861803</text:p>
              </table:table-cell>
              <table:table-cell office:value-type="float" office:value="1539.267715">
                <text:p>1539.267715</text:p>
              </table:table-cell>
              <table:table-cell office:value-type="float" office:value="1534.396743">
                <text:p>1534.396743</text:p>
              </table:table-cell>
              <table:table-cell office:value-type="float" office:value="1486.581646">
                <text:p>1486.581646</text:p>
              </table:table-cell>
              <table:table-cell office:value-type="float" office:value="1512.522749">
                <text:p>1512.522749</text:p>
              </table:table-cell>
              <table:table-cell office:value-type="float" office:value="1502.887557">
                <text:p>1502.887557</text:p>
              </table:table-cell>
              <table:table-cell office:value-type="float" office:value="1527.680283">
                <text:p>1527.680283</text:p>
              </table:table-cell>
              <table:table-cell office:value-type="float" office:value="1482.006426">
                <text:p>1482.006426</text:p>
              </table:table-cell>
              <table:table-cell office:value-type="float" office:value="1538.122482">
                <text:p>1538.122482</text:p>
              </table:table-cell>
              <table:table-cell office:value-type="float" office:value="1437.220156">
                <text:p>1437.220156</text:p>
              </table:table-cell>
              <table:table-cell office:value-type="float" office:value="1523.506739">
                <text:p>1523.506739</text:p>
              </table:table-cell>
              <table:table-cell office:value-type="float" office:value="1579.305742">
                <text:p>1579.305742</text:p>
              </table:table-cell>
              <table:table-cell office:value-type="float" office:value="1513.193491">
                <text:p>1513.193491</text:p>
              </table:table-cell>
              <table:table-cell office:value-type="float" office:value="1513.901121">
                <text:p>1513.901121</text:p>
              </table:table-cell>
              <table:table-cell office:value-type="float" office:value="1549.30561">
                <text:p>1549.30561</text:p>
              </table:table-cell>
              <table:table-cell office:value-type="float" office:value="1539.867502">
                <text:p>1539.867502</text:p>
              </table:table-cell>
              <table:table-cell office:value-type="float" office:value="1557.897257">
                <text:p>1557.897257</text:p>
              </table:table-cell>
              <table:table-cell office:value-type="float" office:value="1495.376471">
                <text:p>1495.376471</text:p>
              </table:table-cell>
              <table:table-cell office:value-type="float" office:value="1517.384422">
                <text:p>1517.384422</text:p>
              </table:table-cell>
              <table:table-cell office:value-type="float" office:value="1539.758757">
                <text:p>1539.758757</text:p>
              </table:table-cell>
              <table:table-cell office:value-type="float" office:value="1575.659361">
                <text:p>1575.659361</text:p>
              </table:table-cell>
              <table:table-cell office:value-type="float" office:value="1418.431894">
                <text:p>1418.431894</text:p>
              </table:table-cell>
              <table:table-cell office:value-type="float" office:value="1550.896594">
                <text:p>1550.896594</text:p>
              </table:table-cell>
              <table:table-cell office:value-type="float" office:value="1523.562361">
                <text:p>1523.562361</text:p>
              </table:table-cell>
              <table:table-cell office:value-type="float" office:value="1490.625854">
                <text:p>1490.625854</text:p>
              </table:table-cell>
              <table:table-cell office:value-type="float" office:value="1462.573727">
                <text:p>1462.573727</text:p>
              </table:table-cell>
              <table:table-cell office:value-type="float" office:value="1533.787591">
                <text:p>1533.787591</text:p>
              </table:table-cell>
              <table:table-cell office:value-type="float" office:value="1542.661583">
                <text:p>1542.661583</text:p>
              </table:table-cell>
              <table:table-cell office:value-type="float" office:value="1528.094405">
                <text:p>1528.094405</text:p>
              </table:table-cell>
              <table:table-cell office:value-type="float" office:value="1558.205779">
                <text:p>1558.205779</text:p>
              </table:table-cell>
              <table:table-cell office:value-type="float" office:value="1539.32552">
                <text:p>1539.32552</text:p>
              </table:table-cell>
              <table:table-cell office:value-type="float" office:value="1558.586092">
                <text:p>1558.586092</text:p>
              </table:table-cell>
              <table:table-cell office:value-type="float" office:value="1503.909482">
                <text:p>1503.909482</text:p>
              </table:table-cell>
              <table:table-cell office:value-type="float" office:value="1588.446429">
                <text:p>1588.446429</text:p>
              </table:table-cell>
              <table:table-cell office:value-type="float" office:value="1490.545339">
                <text:p>1490.545339</text:p>
              </table:table-cell>
              <table:table-cell office:value-type="float" office:value="1537.641129">
                <text:p>1537.641129</text:p>
              </table:table-cell>
              <table:table-cell office:value-type="float" office:value="1535.813607">
                <text:p>1535.813607</text:p>
              </table:table-cell>
              <table:table-cell office:value-type="float" office:value="1514.588736">
                <text:p>1514.588736</text:p>
              </table:table-cell>
              <table:table-cell office:value-type="float" office:value="1548.883149">
                <text:p>1548.883149</text:p>
              </table:table-cell>
              <table:table-cell office:value-type="float" office:value="1545.875111">
                <text:p>1545.875111</text:p>
              </table:table-cell>
              <table:table-cell office:value-type="float" office:value="1557.474605">
                <text:p>1557.474605</text:p>
              </table:table-cell>
              <table:table-cell office:value-type="float" office:value="1540.630113">
                <text:p>1540.630113</text:p>
              </table:table-cell>
              <table:table-cell office:value-type="float" office:value="1597.661664">
                <text:p>1597.661664</text:p>
              </table:table-cell>
              <table:table-cell office:value-type="float" office:value="1546.595442">
                <text:p>1546.595442</text:p>
              </table:table-cell>
              <table:table-cell office:value-type="float" office:value="1558.358982">
                <text:p>1558.358982</text:p>
              </table:table-cell>
              <table:table-cell office:value-type="float" office:value="1588.399723">
                <text:p>1588.399723</text:p>
              </table:table-cell>
              <table:table-cell office:value-type="float" office:value="1614.025121">
                <text:p>1614.025121</text:p>
              </table:table-cell>
              <table:table-cell office:value-type="float" office:value="1548.368691">
                <text:p>1548.368691</text:p>
              </table:table-cell>
              <table:table-cell office:value-type="float" office:value="1519.935675">
                <text:p>1519.935675</text:p>
              </table:table-cell>
              <table:table-cell office:value-type="float" office:value="1512.597749">
                <text:p>1512.597749</text:p>
              </table:table-cell>
              <table:table-cell office:value-type="float" office:value="1541.27019">
                <text:p>1541.27019</text:p>
              </table:table-cell>
              <table:table-cell office:value-type="float" office:value="1556.68306">
                <text:p>1556.68306</text:p>
              </table:table-cell>
              <table:table-cell office:value-type="float" office:value="1532.490632">
                <text:p>1532.490632</text:p>
              </table:table-cell>
              <table:table-cell office:value-type="float" office:value="1626.982648">
                <text:p>1626.982648</text:p>
              </table:table-cell>
              <table:table-cell office:value-type="float" office:value="1500.849606">
                <text:p>1500.849606</text:p>
              </table:table-cell>
              <table:table-cell office:value-type="float" office:value="1630.368176">
                <text:p>1630.368176</text:p>
              </table:table-cell>
              <table:table-cell office:value-type="float" office:value="1569.943721">
                <text:p>1569.943721</text:p>
              </table:table-cell>
              <table:table-cell office:value-type="float" office:value="1578.268161">
                <text:p>1578.268161</text:p>
              </table:table-cell>
              <table:table-cell office:value-type="float" office:value="1592.652627">
                <text:p>1592.652627</text:p>
              </table:table-cell>
              <table:table-cell office:value-type="float" office:value="1617.198423">
                <text:p>1617.198423</text:p>
              </table:table-cell>
              <table:table-cell office:value-type="float" office:value="1562.549657">
                <text:p>1562.549657</text:p>
              </table:table-cell>
              <table:table-cell office:value-type="float" office:value="1545.419676">
                <text:p>1545.419676</text:p>
              </table:table-cell>
              <table:table-cell office:value-type="float" office:value="1634.188739">
                <text:p>1634.188739</text:p>
              </table:table-cell>
              <table:table-cell office:value-type="float" office:value="1553.904506">
                <text:p>1553.904506</text:p>
              </table:table-cell>
            </table:table-row>
            <table:table-row>
              <table:table-cell office:value-type="string">
                <text:p>fib_omp_compact</text:p>
              </table:table-cell>
              <table:table-cell office:value-type="float" office:value="15872.989446">
                <text:p>15872.989446</text:p>
              </table:table-cell>
              <table:table-cell office:value-type="float" office:value="43709.759248">
                <text:p>43709.759248</text:p>
              </table:table-cell>
              <table:table-cell office:value-type="float" office:value="40626.757597">
                <text:p>40626.757597</text:p>
              </table:table-cell>
              <table:table-cell office:value-type="float" office:value="39883.934947">
                <text:p>39883.934947</text:p>
              </table:table-cell>
              <table:table-cell office:value-type="float" office:value="27848.439035">
                <text:p>27848.439035</text:p>
              </table:table-cell>
              <table:table-cell office:value-type="float" office:value="22349.610441">
                <text:p>22349.610441</text:p>
              </table:table-cell>
              <table:table-cell office:value-type="float" office:value="23177.960209">
                <text:p>23177.960209</text:p>
              </table:table-cell>
              <table:table-cell office:value-type="float" office:value="21183.008636">
                <text:p>21183.008636</text:p>
              </table:table-cell>
              <table:table-cell office:value-type="float" office:value="17605.867741">
                <text:p>17605.867741</text:p>
              </table:table-cell>
              <table:table-cell office:value-type="float" office:value="16007.944517">
                <text:p>16007.944517</text:p>
              </table:table-cell>
              <table:table-cell office:value-type="float" office:value="15591.049587">
                <text:p>15591.049587</text:p>
              </table:table-cell>
              <table:table-cell office:value-type="float" office:value="14936.036818">
                <text:p>14936.036818</text:p>
              </table:table-cell>
              <table:table-cell office:value-type="float" office:value="13424.421542">
                <text:p>13424.421542</text:p>
              </table:table-cell>
              <table:table-cell office:value-type="float" office:value="12142.866869">
                <text:p>12142.866869</text:p>
              </table:table-cell>
              <table:table-cell office:value-type="float" office:value="11731.590639">
                <text:p>11731.590639</text:p>
              </table:table-cell>
              <table:table-cell office:value-type="float" office:value="11999.85328">
                <text:p>11999.85328</text:p>
              </table:table-cell>
              <table:table-cell office:value-type="float" office:value="10300.927902">
                <text:p>10300.927902</text:p>
              </table:table-cell>
              <table:table-cell office:value-type="float" office:value="10012.19973">
                <text:p>10012.19973</text:p>
              </table:table-cell>
              <table:table-cell office:value-type="float" office:value="9549.124374">
                <text:p>9549.124374</text:p>
              </table:table-cell>
              <table:table-cell office:value-type="float" office:value="9675.32677">
                <text:p>9675.32677</text:p>
              </table:table-cell>
              <table:table-cell office:value-type="float" office:value="8840.064549">
                <text:p>8840.064549</text:p>
              </table:table-cell>
              <table:table-cell office:value-type="float" office:value="8337.74759">
                <text:p>8337.74759</text:p>
              </table:table-cell>
              <table:table-cell office:value-type="float" office:value="8132.498319">
                <text:p>8132.498319</text:p>
              </table:table-cell>
              <table:table-cell office:value-type="float" office:value="8216.335075">
                <text:p>8216.335075</text:p>
              </table:table-cell>
              <table:table-cell office:value-type="float" office:value="7565.213824">
                <text:p>7565.213824</text:p>
              </table:table-cell>
              <table:table-cell office:value-type="float" office:value="7415.634862">
                <text:p>7415.634862</text:p>
              </table:table-cell>
              <table:table-cell office:value-type="float" office:value="7143.629864">
                <text:p>7143.629864</text:p>
              </table:table-cell>
              <table:table-cell office:value-type="float" office:value="7201.336646">
                <text:p>7201.336646</text:p>
              </table:table-cell>
              <table:table-cell office:value-type="float" office:value="7126.182316">
                <text:p>7126.182316</text:p>
              </table:table-cell>
              <table:table-cell office:value-type="float" office:value="6539.630707">
                <text:p>6539.630707</text:p>
              </table:table-cell>
              <table:table-cell office:value-type="float" office:value="6106.517053">
                <text:p>6106.517053</text:p>
              </table:table-cell>
              <table:table-cell office:value-type="float" office:value="6488.150751">
                <text:p>6488.150751</text:p>
              </table:table-cell>
              <table:table-cell office:value-type="float" office:value="6036.530733">
                <text:p>6036.530733</text:p>
              </table:table-cell>
              <table:table-cell office:value-type="float" office:value="5839.362629">
                <text:p>5839.362629</text:p>
              </table:table-cell>
              <table:table-cell office:value-type="float" office:value="5573.105668">
                <text:p>5573.105668</text:p>
              </table:table-cell>
              <table:table-cell office:value-type="float" office:value="5686.106745">
                <text:p>5686.106745</text:p>
              </table:table-cell>
              <table:table-cell office:value-type="float" office:value="5375.113427">
                <text:p>5375.113427</text:p>
              </table:table-cell>
              <table:table-cell office:value-type="float" office:value="5213.532526">
                <text:p>5213.532526</text:p>
              </table:table-cell>
              <table:table-cell office:value-type="float" office:value="5287.785093">
                <text:p>5287.785093</text:p>
              </table:table-cell>
              <table:table-cell office:value-type="float" office:value="5075.225735">
                <text:p>5075.225735</text:p>
              </table:table-cell>
              <table:table-cell office:value-type="float" office:value="5119.845269">
                <text:p>5119.845269</text:p>
              </table:table-cell>
              <table:table-cell office:value-type="float" office:value="4770.543416">
                <text:p>4770.543416</text:p>
              </table:table-cell>
              <table:table-cell office:value-type="float" office:value="4819.92409">
                <text:p>4819.92409</text:p>
              </table:table-cell>
              <table:table-cell office:value-type="float" office:value="4762.920447">
                <text:p>4762.920447</text:p>
              </table:table-cell>
              <table:table-cell office:value-type="float" office:value="4735.047699">
                <text:p>4735.047699</text:p>
              </table:table-cell>
              <table:table-cell office:value-type="float" office:value="4478.927433">
                <text:p>4478.927433</text:p>
              </table:table-cell>
              <table:table-cell office:value-type="float" office:value="4452.636043">
                <text:p>4452.636043</text:p>
              </table:table-cell>
              <table:table-cell office:value-type="float" office:value="4608.467366">
                <text:p>4608.467366</text:p>
              </table:table-cell>
              <table:table-cell office:value-type="float" office:value="4142.868792">
                <text:p>4142.868792</text:p>
              </table:table-cell>
              <table:table-cell office:value-type="float" office:value="4223.799261">
                <text:p>4223.799261</text:p>
              </table:table-cell>
              <table:table-cell office:value-type="float" office:value="4062.510844">
                <text:p>4062.510844</text:p>
              </table:table-cell>
              <table:table-cell office:value-type="float" office:value="4160.738098">
                <text:p>4160.738098</text:p>
              </table:table-cell>
              <table:table-cell office:value-type="float" office:value="3885.872168">
                <text:p>3885.872168</text:p>
              </table:table-cell>
              <table:table-cell office:value-type="float" office:value="3961.746833">
                <text:p>3961.746833</text:p>
              </table:table-cell>
              <table:table-cell office:value-type="float" office:value="3884.82721">
                <text:p>3884.82721</text:p>
              </table:table-cell>
              <table:table-cell office:value-type="float" office:value="3954.337883">
                <text:p>3954.337883</text:p>
              </table:table-cell>
              <table:table-cell office:value-type="float" office:value="3734.787357">
                <text:p>3734.787357</text:p>
              </table:table-cell>
              <table:table-cell office:value-type="float" office:value="3633.70161">
                <text:p>3633.70161</text:p>
              </table:table-cell>
              <table:table-cell office:value-type="float" office:value="3694.05511">
                <text:p>3694.05511</text:p>
              </table:table-cell>
              <table:table-cell office:value-type="float" office:value="3691.471841">
                <text:p>3691.471841</text:p>
              </table:table-cell>
              <table:table-cell office:value-type="float" office:value="3646.182848">
                <text:p>3646.182848</text:p>
              </table:table-cell>
              <table:table-cell office:value-type="float" office:value="3441.617793">
                <text:p>3441.617793</text:p>
              </table:table-cell>
              <table:table-cell office:value-type="float" office:value="3465.222563">
                <text:p>3465.222563</text:p>
              </table:table-cell>
              <table:table-cell office:value-type="float" office:value="3397.910034">
                <text:p>3397.910034</text:p>
              </table:table-cell>
              <table:table-cell office:value-type="float" office:value="3293.276318">
                <text:p>3293.276318</text:p>
              </table:table-cell>
              <table:table-cell office:value-type="float" office:value="3332.802066">
                <text:p>3332.802066</text:p>
              </table:table-cell>
              <table:table-cell office:value-type="float" office:value="3191.00152">
                <text:p>3191.00152</text:p>
              </table:table-cell>
              <table:table-cell office:value-type="float" office:value="3177.542107">
                <text:p>3177.542107</text:p>
              </table:table-cell>
              <table:table-cell office:value-type="float" office:value="3167.632456">
                <text:p>3167.632456</text:p>
              </table:table-cell>
              <table:table-cell office:value-type="float" office:value="3150.024905">
                <text:p>3150.024905</text:p>
              </table:table-cell>
              <table:table-cell office:value-type="float" office:value="3085.989353">
                <text:p>3085.989353</text:p>
              </table:table-cell>
              <table:table-cell office:value-type="float" office:value="3088.763228">
                <text:p>3088.763228</text:p>
              </table:table-cell>
              <table:table-cell office:value-type="float" office:value="2990.790154">
                <text:p>2990.790154</text:p>
              </table:table-cell>
              <table:table-cell office:value-type="float" office:value="2966.778579">
                <text:p>2966.778579</text:p>
              </table:table-cell>
              <table:table-cell office:value-type="float" office:value="3044.840483">
                <text:p>3044.840483</text:p>
              </table:table-cell>
              <table:table-cell office:value-type="float" office:value="2881.423848">
                <text:p>2881.423848</text:p>
              </table:table-cell>
              <table:table-cell office:value-type="float" office:value="2852.66191">
                <text:p>2852.66191</text:p>
              </table:table-cell>
              <table:table-cell office:value-type="float" office:value="2839.14232">
                <text:p>2839.14232</text:p>
              </table:table-cell>
              <table:table-cell office:value-type="float" office:value="2836.277473">
                <text:p>2836.277473</text:p>
              </table:table-cell>
              <table:table-cell office:value-type="float" office:value="2709.182682">
                <text:p>2709.182682</text:p>
              </table:table-cell>
              <table:table-cell office:value-type="float" office:value="2829.725766">
                <text:p>2829.725766</text:p>
              </table:table-cell>
              <table:table-cell office:value-type="float" office:value="2625.254311">
                <text:p>2625.254311</text:p>
              </table:table-cell>
              <table:table-cell office:value-type="float" office:value="2596.872171">
                <text:p>2596.872171</text:p>
              </table:table-cell>
              <table:table-cell office:value-type="float" office:value="2758.127359">
                <text:p>2758.127359</text:p>
              </table:table-cell>
              <table:table-cell office:value-type="float" office:value="2681.085904">
                <text:p>2681.085904</text:p>
              </table:table-cell>
              <table:table-cell office:value-type="float" office:value="2578.108608">
                <text:p>2578.108608</text:p>
              </table:table-cell>
              <table:table-cell office:value-type="float" office:value="2666.979167">
                <text:p>2666.979167</text:p>
              </table:table-cell>
              <table:table-cell office:value-type="float" office:value="2587.2611">
                <text:p>2587.2611</text:p>
              </table:table-cell>
              <table:table-cell office:value-type="float" office:value="2539.442282">
                <text:p>2539.442282</text:p>
              </table:table-cell>
              <table:table-cell office:value-type="float" office:value="2545.568643">
                <text:p>2545.568643</text:p>
              </table:table-cell>
              <table:table-cell office:value-type="float" office:value="2543.772365">
                <text:p>2543.772365</text:p>
              </table:table-cell>
              <table:table-cell office:value-type="float" office:value="2573.752737">
                <text:p>2573.752737</text:p>
              </table:table-cell>
              <table:table-cell office:value-type="float" office:value="2513.282988">
                <text:p>2513.282988</text:p>
              </table:table-cell>
              <table:table-cell office:value-type="float" office:value="2510.428727">
                <text:p>2510.428727</text:p>
              </table:table-cell>
              <table:table-cell office:value-type="float" office:value="2495.190038">
                <text:p>2495.190038</text:p>
              </table:table-cell>
              <table:table-cell office:value-type="float" office:value="2485.814609">
                <text:p>2485.814609</text:p>
              </table:table-cell>
              <table:table-cell office:value-type="float" office:value="2456.240851">
                <text:p>2456.240851</text:p>
              </table:table-cell>
              <table:table-cell office:value-type="float" office:value="2488.362141">
                <text:p>2488.362141</text:p>
              </table:table-cell>
              <table:table-cell office:value-type="float" office:value="2451.67333">
                <text:p>2451.67333</text:p>
              </table:table-cell>
              <table:table-cell office:value-type="float" office:value="2455.628362">
                <text:p>2455.628362</text:p>
              </table:table-cell>
              <table:table-cell office:value-type="float" office:value="2406.151073">
                <text:p>2406.151073</text:p>
              </table:table-cell>
              <table:table-cell office:value-type="float" office:value="2421.942395">
                <text:p>2421.942395</text:p>
              </table:table-cell>
              <table:table-cell office:value-type="float" office:value="2432.570325">
                <text:p>2432.570325</text:p>
              </table:table-cell>
              <table:table-cell office:value-type="float" office:value="2405.922489">
                <text:p>2405.922489</text:p>
              </table:table-cell>
              <table:table-cell office:value-type="float" office:value="2367.897071">
                <text:p>2367.897071</text:p>
              </table:table-cell>
              <table:table-cell office:value-type="float" office:value="2367.436632">
                <text:p>2367.436632</text:p>
              </table:table-cell>
              <table:table-cell office:value-type="float" office:value="2431.140629">
                <text:p>2431.140629</text:p>
              </table:table-cell>
              <table:table-cell office:value-type="float" office:value="2347.06624">
                <text:p>2347.06624</text:p>
              </table:table-cell>
              <table:table-cell office:value-type="float" office:value="2365.380589">
                <text:p>2365.380589</text:p>
              </table:table-cell>
              <table:table-cell office:value-type="float" office:value="2358.385825">
                <text:p>2358.385825</text:p>
              </table:table-cell>
              <table:table-cell office:value-type="float" office:value="2307.535745">
                <text:p>2307.535745</text:p>
              </table:table-cell>
              <table:table-cell office:value-type="float" office:value="2272.308259">
                <text:p>2272.308259</text:p>
              </table:table-cell>
              <table:table-cell office:value-type="float" office:value="2255.069982">
                <text:p>2255.069982</text:p>
              </table:table-cell>
              <table:table-cell office:value-type="float" office:value="2259.952697">
                <text:p>2259.952697</text:p>
              </table:table-cell>
              <table:table-cell office:value-type="float" office:value="2272.323913">
                <text:p>2272.323913</text:p>
              </table:table-cell>
              <table:table-cell office:value-type="float" office:value="2260.169862">
                <text:p>2260.169862</text:p>
              </table:table-cell>
              <table:table-cell office:value-type="float" office:value="2227.86958">
                <text:p>2227.86958</text:p>
              </table:table-cell>
              <table:table-cell office:value-type="float" office:value="2210.571448">
                <text:p>2210.571448</text:p>
              </table:table-cell>
              <table:table-cell office:value-type="float" office:value="2157.387407">
                <text:p>2157.387407</text:p>
              </table:table-cell>
              <table:table-cell office:value-type="float" office:value="2132.482087">
                <text:p>2132.482087</text:p>
              </table:table-cell>
              <table:table-cell office:value-type="float" office:value="2184.402145">
                <text:p>2184.402145</text:p>
              </table:table-cell>
              <table:table-cell office:value-type="float" office:value="2155.282992">
                <text:p>2155.282992</text:p>
              </table:table-cell>
              <table:table-cell office:value-type="float" office:value="2196.090557">
                <text:p>2196.090557</text:p>
              </table:table-cell>
              <table:table-cell office:value-type="float" office:value="2083.067989">
                <text:p>2083.067989</text:p>
              </table:table-cell>
              <table:table-cell office:value-type="float" office:value="2092.956915">
                <text:p>2092.956915</text:p>
              </table:table-cell>
              <table:table-cell office:value-type="float" office:value="2099.66189">
                <text:p>2099.66189</text:p>
              </table:table-cell>
              <table:table-cell office:value-type="float" office:value="2128.068281">
                <text:p>2128.068281</text:p>
              </table:table-cell>
              <table:table-cell office:value-type="float" office:value="2121.808861">
                <text:p>2121.808861</text:p>
              </table:table-cell>
              <table:table-cell office:value-type="float" office:value="2071.467532">
                <text:p>2071.467532</text:p>
              </table:table-cell>
              <table:table-cell office:value-type="float" office:value="2036.923425">
                <text:p>2036.923425</text:p>
              </table:table-cell>
              <table:table-cell office:value-type="float" office:value="2035.024051">
                <text:p>2035.024051</text:p>
              </table:table-cell>
              <table:table-cell office:value-type="float" office:value="2036.854909">
                <text:p>2036.854909</text:p>
              </table:table-cell>
              <table:table-cell office:value-type="float" office:value="2059.131024">
                <text:p>2059.131024</text:p>
              </table:table-cell>
              <table:table-cell office:value-type="float" office:value="2014.357969">
                <text:p>2014.357969</text:p>
              </table:table-cell>
              <table:table-cell office:value-type="float" office:value="2067.828463">
                <text:p>2067.828463</text:p>
              </table:table-cell>
              <table:table-cell office:value-type="float" office:value="2056.749269">
                <text:p>2056.749269</text:p>
              </table:table-cell>
              <table:table-cell office:value-type="float" office:value="1978.641044">
                <text:p>1978.641044</text:p>
              </table:table-cell>
              <table:table-cell office:value-type="float" office:value="1997.62543">
                <text:p>1997.62543</text:p>
              </table:table-cell>
              <table:table-cell office:value-type="float" office:value="2034.292811">
                <text:p>2034.292811</text:p>
              </table:table-cell>
              <table:table-cell office:value-type="float" office:value="1996.502586">
                <text:p>1996.502586</text:p>
              </table:table-cell>
              <table:table-cell office:value-type="float" office:value="1960.901974">
                <text:p>1960.901974</text:p>
              </table:table-cell>
              <table:table-cell office:value-type="float" office:value="1911.522199">
                <text:p>1911.522199</text:p>
              </table:table-cell>
              <table:table-cell office:value-type="float" office:value="1966.877185">
                <text:p>1966.877185</text:p>
              </table:table-cell>
              <table:table-cell office:value-type="float" office:value="1971.900143">
                <text:p>1971.900143</text:p>
              </table:table-cell>
              <table:table-cell office:value-type="float" office:value="1978.321361">
                <text:p>1978.321361</text:p>
              </table:table-cell>
              <table:table-cell office:value-type="float" office:value="1973.889527">
                <text:p>1973.889527</text:p>
              </table:table-cell>
              <table:table-cell office:value-type="float" office:value="1917.511076">
                <text:p>1917.511076</text:p>
              </table:table-cell>
              <table:table-cell office:value-type="float" office:value="1921.387517">
                <text:p>1921.387517</text:p>
              </table:table-cell>
              <table:table-cell office:value-type="float" office:value="1874.29468">
                <text:p>1874.29468</text:p>
              </table:table-cell>
              <table:table-cell office:value-type="float" office:value="1908.940793">
                <text:p>1908.940793</text:p>
              </table:table-cell>
              <table:table-cell office:value-type="float" office:value="1877.71549">
                <text:p>1877.71549</text:p>
              </table:table-cell>
              <table:table-cell office:value-type="float" office:value="1920.500703">
                <text:p>1920.500703</text:p>
              </table:table-cell>
              <table:table-cell office:value-type="float" office:value="1926.44005">
                <text:p>1926.44005</text:p>
              </table:table-cell>
              <table:table-cell office:value-type="float" office:value="1865.075018">
                <text:p>1865.075018</text:p>
              </table:table-cell>
              <table:table-cell office:value-type="float" office:value="1890.503265">
                <text:p>1890.503265</text:p>
              </table:table-cell>
              <table:table-cell office:value-type="float" office:value="1894.03744">
                <text:p>1894.03744</text:p>
              </table:table-cell>
              <table:table-cell office:value-type="float" office:value="1861.755314">
                <text:p>1861.755314</text:p>
              </table:table-cell>
              <table:table-cell office:value-type="float" office:value="1887.30706">
                <text:p>1887.30706</text:p>
              </table:table-cell>
              <table:table-cell office:value-type="float" office:value="1804.323884">
                <text:p>1804.323884</text:p>
              </table:table-cell>
              <table:table-cell office:value-type="float" office:value="1829.713962">
                <text:p>1829.713962</text:p>
              </table:table-cell>
              <table:table-cell office:value-type="float" office:value="1836.725534">
                <text:p>1836.725534</text:p>
              </table:table-cell>
              <table:table-cell office:value-type="float" office:value="1765.410241">
                <text:p>1765.410241</text:p>
              </table:table-cell>
              <table:table-cell office:value-type="float" office:value="1834.61727">
                <text:p>1834.61727</text:p>
              </table:table-cell>
              <table:table-cell office:value-type="float" office:value="1851.826931">
                <text:p>1851.826931</text:p>
              </table:table-cell>
              <table:table-cell office:value-type="float" office:value="1824.405065">
                <text:p>1824.405065</text:p>
              </table:table-cell>
              <table:table-cell office:value-type="float" office:value="1828.167247">
                <text:p>1828.167247</text:p>
              </table:table-cell>
              <table:table-cell office:value-type="float" office:value="1829.85645">
                <text:p>1829.85645</text:p>
              </table:table-cell>
              <table:table-cell office:value-type="float" office:value="1803.520343">
                <text:p>1803.520343</text:p>
              </table:table-cell>
              <table:table-cell office:value-type="float" office:value="1751.006015">
                <text:p>1751.006015</text:p>
              </table:table-cell>
              <table:table-cell office:value-type="float" office:value="1725.102314">
                <text:p>1725.102314</text:p>
              </table:table-cell>
              <table:table-cell office:value-type="float" office:value="1766.537125">
                <text:p>1766.537125</text:p>
              </table:table-cell>
              <table:table-cell office:value-type="float" office:value="1737.503876">
                <text:p>1737.503876</text:p>
              </table:table-cell>
              <table:table-cell office:value-type="float" office:value="1693.742865">
                <text:p>1693.742865</text:p>
              </table:table-cell>
              <table:table-cell office:value-type="float" office:value="1733.422202">
                <text:p>1733.422202</text:p>
              </table:table-cell>
              <table:table-cell office:value-type="float" office:value="1711.160903">
                <text:p>1711.160903</text:p>
              </table:table-cell>
              <table:table-cell office:value-type="float" office:value="1727.101643">
                <text:p>1727.101643</text:p>
              </table:table-cell>
              <table:table-cell office:value-type="float" office:value="1727.392844">
                <text:p>1727.392844</text:p>
              </table:table-cell>
              <table:table-cell office:value-type="float" office:value="1686.708647">
                <text:p>1686.708647</text:p>
              </table:table-cell>
              <table:table-cell office:value-type="float" office:value="1707.157179">
                <text:p>1707.157179</text:p>
              </table:table-cell>
              <table:table-cell office:value-type="float" office:value="1728.714631">
                <text:p>1728.714631</text:p>
              </table:table-cell>
              <table:table-cell office:value-type="float" office:value="1670.929772">
                <text:p>1670.929772</text:p>
              </table:table-cell>
              <table:table-cell office:value-type="float" office:value="1659.049729">
                <text:p>1659.049729</text:p>
              </table:table-cell>
              <table:table-cell office:value-type="float" office:value="1695.160051">
                <text:p>1695.160051</text:p>
              </table:table-cell>
              <table:table-cell office:value-type="float" office:value="1752.621504">
                <text:p>1752.621504</text:p>
              </table:table-cell>
              <table:table-cell office:value-type="float" office:value="1662.606036">
                <text:p>1662.606036</text:p>
              </table:table-cell>
              <table:table-cell office:value-type="float" office:value="1682.334811">
                <text:p>1682.334811</text:p>
              </table:table-cell>
              <table:table-cell office:value-type="float" office:value="1651.014177">
                <text:p>1651.014177</text:p>
              </table:table-cell>
              <table:table-cell office:value-type="float" office:value="1654.500042">
                <text:p>1654.500042</text:p>
              </table:table-cell>
              <table:table-cell office:value-type="float" office:value="1675.069313">
                <text:p>1675.069313</text:p>
              </table:table-cell>
              <table:table-cell office:value-type="float" office:value="1635.685156">
                <text:p>1635.685156</text:p>
              </table:table-cell>
              <table:table-cell office:value-type="float" office:value="1718.212638">
                <text:p>1718.212638</text:p>
              </table:table-cell>
              <table:table-cell office:value-type="float" office:value="1657.787284">
                <text:p>1657.787284</text:p>
              </table:table-cell>
              <table:table-cell office:value-type="float" office:value="1612.455695">
                <text:p>1612.455695</text:p>
              </table:table-cell>
              <table:table-cell office:value-type="float" office:value="1648.620487">
                <text:p>1648.620487</text:p>
              </table:table-cell>
              <table:table-cell office:value-type="float" office:value="1613.434187">
                <text:p>1613.434187</text:p>
              </table:table-cell>
              <table:table-cell office:value-type="float" office:value="1632.4511">
                <text:p>1632.4511</text:p>
              </table:table-cell>
              <table:table-cell office:value-type="float" office:value="1655.730472">
                <text:p>1655.730472</text:p>
              </table:table-cell>
              <table:table-cell office:value-type="float" office:value="1594.537952">
                <text:p>1594.537952</text:p>
              </table:table-cell>
              <table:table-cell office:value-type="float" office:value="1614.263327">
                <text:p>1614.263327</text:p>
              </table:table-cell>
              <table:table-cell office:value-type="float" office:value="1600.118738">
                <text:p>1600.118738</text:p>
              </table:table-cell>
              <table:table-cell office:value-type="float" office:value="1600.292984">
                <text:p>1600.292984</text:p>
              </table:table-cell>
              <table:table-cell office:value-type="float" office:value="1579.544849">
                <text:p>1579.544849</text:p>
              </table:table-cell>
              <table:table-cell office:value-type="float" office:value="1578.11528">
                <text:p>1578.11528</text:p>
              </table:table-cell>
              <table:table-cell office:value-type="float" office:value="1537.236567">
                <text:p>1537.236567</text:p>
              </table:table-cell>
              <table:table-cell office:value-type="float" office:value="1536.592448">
                <text:p>1536.592448</text:p>
              </table:table-cell>
              <table:table-cell office:value-type="float" office:value="1539.984394">
                <text:p>1539.984394</text:p>
              </table:table-cell>
              <table:table-cell office:value-type="float" office:value="1543.365814">
                <text:p>1543.365814</text:p>
              </table:table-cell>
              <table:table-cell office:value-type="float" office:value="1591.61556">
                <text:p>1591.61556</text:p>
              </table:table-cell>
              <table:table-cell office:value-type="float" office:value="1545.880436">
                <text:p>1545.880436</text:p>
              </table:table-cell>
              <table:table-cell office:value-type="float" office:value="1538.395786">
                <text:p>1538.395786</text:p>
              </table:table-cell>
              <table:table-cell office:value-type="float" office:value="1543.759984">
                <text:p>1543.759984</text:p>
              </table:table-cell>
              <table:table-cell office:value-type="float" office:value="1592.937797">
                <text:p>1592.937797</text:p>
              </table:table-cell>
              <table:table-cell office:value-type="float" office:value="1541.751608">
                <text:p>1541.751608</text:p>
              </table:table-cell>
              <table:table-cell office:value-type="float" office:value="1523.362197">
                <text:p>1523.362197</text:p>
              </table:table-cell>
              <table:table-cell office:value-type="float" office:value="1559.55618">
                <text:p>1559.55618</text:p>
              </table:table-cell>
              <table:table-cell office:value-type="float" office:value="1507.817488">
                <text:p>1507.817488</text:p>
              </table:table-cell>
              <table:table-cell office:value-type="float" office:value="1510.700424">
                <text:p>1510.700424</text:p>
              </table:table-cell>
              <table:table-cell office:value-type="float" office:value="1522.544156">
                <text:p>1522.544156</text:p>
              </table:table-cell>
              <table:table-cell office:value-type="float" office:value="1504.504971">
                <text:p>1504.504971</text:p>
              </table:table-cell>
              <table:table-cell office:value-type="float" office:value="1548.177701">
                <text:p>1548.177701</text:p>
              </table:table-cell>
              <table:table-cell office:value-type="float" office:value="1526.19721">
                <text:p>1526.19721</text:p>
              </table:table-cell>
              <table:table-cell office:value-type="float" office:value="1540.944344">
                <text:p>1540.944344</text:p>
              </table:table-cell>
              <table:table-cell office:value-type="float" office:value="1536.997844">
                <text:p>1536.997844</text:p>
              </table:table-cell>
              <table:table-cell office:value-type="float" office:value="1532.064897">
                <text:p>1532.064897</text:p>
              </table:table-cell>
              <table:table-cell office:value-type="float" office:value="1446.919313">
                <text:p>1446.919313</text:p>
              </table:table-cell>
              <table:table-cell office:value-type="float" office:value="1467.053419">
                <text:p>1467.053419</text:p>
              </table:table-cell>
              <table:table-cell office:value-type="float" office:value="1498.947665">
                <text:p>1498.947665</text:p>
              </table:table-cell>
              <table:table-cell office:value-type="float" office:value="1494.763792">
                <text:p>1494.763792</text:p>
              </table:table-cell>
              <table:table-cell office:value-type="float" office:value="1469.002515">
                <text:p>1469.002515</text:p>
              </table:table-cell>
              <table:table-cell office:value-type="float" office:value="1461.015081">
                <text:p>1461.015081</text:p>
              </table:table-cell>
              <table:table-cell office:value-type="float" office:value="1505.168334">
                <text:p>1505.168334</text:p>
              </table:table-cell>
              <table:table-cell office:value-type="float" office:value="1491.537817">
                <text:p>1491.537817</text:p>
              </table:table-cell>
              <table:table-cell office:value-type="float" office:value="1466.070693">
                <text:p>1466.070693</text:p>
              </table:table-cell>
              <table:table-cell office:value-type="float" office:value="1455.75045">
                <text:p>1455.75045</text:p>
              </table:table-cell>
              <table:table-cell office:value-type="float" office:value="1481.926425">
                <text:p>1481.926425</text:p>
              </table:table-cell>
              <table:table-cell office:value-type="float" office:value="1537.79106">
                <text:p>1537.79106</text:p>
              </table:table-cell>
              <table:table-cell office:value-type="float" office:value="1478.821449">
                <text:p>1478.821449</text:p>
              </table:table-cell>
              <table:table-cell office:value-type="float" office:value="1492.851649">
                <text:p>1492.851649</text:p>
              </table:table-cell>
              <table:table-cell office:value-type="float" office:value="1440.384603">
                <text:p>1440.384603</text:p>
              </table:table-cell>
              <table:table-cell office:value-type="float" office:value="1499.07129">
                <text:p>1499.07129</text:p>
              </table:table-cell>
            </table:table-row>
            <table:table-row>
              <table:table-cell office:value-type="string">
                <text:p>fib_omp_scatter</text:p>
              </table:table-cell>
              <table:table-cell office:value-type="float" office:value="16591.173149">
                <text:p>16591.173149</text:p>
              </table:table-cell>
              <table:table-cell office:value-type="float" office:value="32642.160524">
                <text:p>32642.160524</text:p>
              </table:table-cell>
              <table:table-cell office:value-type="float" office:value="22477.415237">
                <text:p>22477.415237</text:p>
              </table:table-cell>
              <table:table-cell office:value-type="float" office:value="17619.162403">
                <text:p>17619.162403</text:p>
              </table:table-cell>
              <table:table-cell office:value-type="float" office:value="14853.602874">
                <text:p>14853.602874</text:p>
              </table:table-cell>
              <table:table-cell office:value-type="float" office:value="14099.200231">
                <text:p>14099.200231</text:p>
              </table:table-cell>
              <table:table-cell office:value-type="float" office:value="11213.846308">
                <text:p>11213.846308</text:p>
              </table:table-cell>
              <table:table-cell office:value-type="float" office:value="11334.581922">
                <text:p>11334.581922</text:p>
              </table:table-cell>
              <table:table-cell office:value-type="float" office:value="10751.119892">
                <text:p>10751.119892</text:p>
              </table:table-cell>
              <table:table-cell office:value-type="float" office:value="9835.108569">
                <text:p>9835.108569</text:p>
              </table:table-cell>
              <table:table-cell office:value-type="float" office:value="9282.318568">
                <text:p>9282.318568</text:p>
              </table:table-cell>
              <table:table-cell office:value-type="float" office:value="8278.425767">
                <text:p>8278.425767</text:p>
              </table:table-cell>
              <table:table-cell office:value-type="float" office:value="7558.584297">
                <text:p>7558.584297</text:p>
              </table:table-cell>
              <table:table-cell office:value-type="float" office:value="7096.033281">
                <text:p>7096.033281</text:p>
              </table:table-cell>
              <table:table-cell office:value-type="float" office:value="6490.766547">
                <text:p>6490.766547</text:p>
              </table:table-cell>
              <table:table-cell office:value-type="float" office:value="6160.748555">
                <text:p>6160.748555</text:p>
              </table:table-cell>
              <table:table-cell office:value-type="float" office:value="6335.429537">
                <text:p>6335.429537</text:p>
              </table:table-cell>
              <table:table-cell office:value-type="float" office:value="5603.730734">
                <text:p>5603.730734</text:p>
              </table:table-cell>
              <table:table-cell office:value-type="float" office:value="6066.249672">
                <text:p>6066.249672</text:p>
              </table:table-cell>
              <table:table-cell office:value-type="float" office:value="5112.937756">
                <text:p>5112.937756</text:p>
              </table:table-cell>
              <table:table-cell office:value-type="float" office:value="5247.500071">
                <text:p>5247.500071</text:p>
              </table:table-cell>
              <table:table-cell office:value-type="float" office:value="5073.590939">
                <text:p>5073.590939</text:p>
              </table:table-cell>
              <table:table-cell office:value-type="float" office:value="4951.731392">
                <text:p>4951.731392</text:p>
              </table:table-cell>
              <table:table-cell office:value-type="float" office:value="4585.06706">
                <text:p>4585.06706</text:p>
              </table:table-cell>
              <table:table-cell office:value-type="float" office:value="4457.927489">
                <text:p>4457.927489</text:p>
              </table:table-cell>
              <table:table-cell office:value-type="float" office:value="4318.975235">
                <text:p>4318.975235</text:p>
              </table:table-cell>
              <table:table-cell office:value-type="float" office:value="4178.357262">
                <text:p>4178.357262</text:p>
              </table:table-cell>
              <table:table-cell office:value-type="float" office:value="3990.38989">
                <text:p>3990.38989</text:p>
              </table:table-cell>
              <table:table-cell office:value-type="float" office:value="3729.70031">
                <text:p>3729.70031</text:p>
              </table:table-cell>
              <table:table-cell office:value-type="float" office:value="3945.245828">
                <text:p>3945.245828</text:p>
              </table:table-cell>
              <table:table-cell office:value-type="float" office:value="3473.088103">
                <text:p>3473.088103</text:p>
              </table:table-cell>
              <table:table-cell office:value-type="float" office:value="3640.107301">
                <text:p>3640.107301</text:p>
              </table:table-cell>
              <table:table-cell office:value-type="float" office:value="3599.296462">
                <text:p>3599.296462</text:p>
              </table:table-cell>
              <table:table-cell office:value-type="float" office:value="3425.504991">
                <text:p>3425.504991</text:p>
              </table:table-cell>
              <table:table-cell office:value-type="float" office:value="3216.830416">
                <text:p>3216.830416</text:p>
              </table:table-cell>
              <table:table-cell office:value-type="float" office:value="3305.380135">
                <text:p>3305.380135</text:p>
              </table:table-cell>
              <table:table-cell office:value-type="float" office:value="3108.062356">
                <text:p>3108.062356</text:p>
              </table:table-cell>
              <table:table-cell office:value-type="float" office:value="2991.089438">
                <text:p>2991.089438</text:p>
              </table:table-cell>
              <table:table-cell office:value-type="float" office:value="3008.610253">
                <text:p>3008.610253</text:p>
              </table:table-cell>
              <table:table-cell office:value-type="float" office:value="2871.623968">
                <text:p>2871.623968</text:p>
              </table:table-cell>
              <table:table-cell office:value-type="float" office:value="2786.263848">
                <text:p>2786.263848</text:p>
              </table:table-cell>
              <table:table-cell office:value-type="float" office:value="2720.047985">
                <text:p>2720.047985</text:p>
              </table:table-cell>
              <table:table-cell office:value-type="float" office:value="2636.169397">
                <text:p>2636.169397</text:p>
              </table:table-cell>
              <table:table-cell office:value-type="float" office:value="2634.63295">
                <text:p>2634.63295</text:p>
              </table:table-cell>
              <table:table-cell office:value-type="float" office:value="2642.116253">
                <text:p>2642.116253</text:p>
              </table:table-cell>
              <table:table-cell office:value-type="float" office:value="2590.598189">
                <text:p>2590.598189</text:p>
              </table:table-cell>
              <table:table-cell office:value-type="float" office:value="2524.475289">
                <text:p>2524.475289</text:p>
              </table:table-cell>
              <table:table-cell office:value-type="float" office:value="2424.857281">
                <text:p>2424.857281</text:p>
              </table:table-cell>
              <table:table-cell office:value-type="float" office:value="2506.262882">
                <text:p>2506.262882</text:p>
              </table:table-cell>
              <table:table-cell office:value-type="float" office:value="2458.830985">
                <text:p>2458.830985</text:p>
              </table:table-cell>
              <table:table-cell office:value-type="float" office:value="2353.526592">
                <text:p>2353.526592</text:p>
              </table:table-cell>
              <table:table-cell office:value-type="float" office:value="2385.954607">
                <text:p>2385.954607</text:p>
              </table:table-cell>
              <table:table-cell office:value-type="float" office:value="2297.063393">
                <text:p>2297.063393</text:p>
              </table:table-cell>
              <table:table-cell office:value-type="float" office:value="2425.610078">
                <text:p>2425.610078</text:p>
              </table:table-cell>
              <table:table-cell office:value-type="float" office:value="2405.572074">
                <text:p>2405.572074</text:p>
              </table:table-cell>
              <table:table-cell office:value-type="float" office:value="2357.905112">
                <text:p>2357.905112</text:p>
              </table:table-cell>
              <table:table-cell office:value-type="float" office:value="2079.008126">
                <text:p>2079.008126</text:p>
              </table:table-cell>
              <table:table-cell office:value-type="float" office:value="2158.603723">
                <text:p>2158.603723</text:p>
              </table:table-cell>
              <table:table-cell office:value-type="float" office:value="2232.121841">
                <text:p>2232.121841</text:p>
              </table:table-cell>
              <table:table-cell office:value-type="float" office:value="2112.610886">
                <text:p>2112.610886</text:p>
              </table:table-cell>
              <table:table-cell office:value-type="float" office:value="2104.772804">
                <text:p>2104.772804</text:p>
              </table:table-cell>
              <table:table-cell office:value-type="float" office:value="2032.442194">
                <text:p>2032.442194</text:p>
              </table:table-cell>
              <table:table-cell office:value-type="float" office:value="1988.184945">
                <text:p>1988.184945</text:p>
              </table:table-cell>
              <table:table-cell office:value-type="float" office:value="2096.21195">
                <text:p>2096.21195</text:p>
              </table:table-cell>
              <table:table-cell office:value-type="float" office:value="2069.644181">
                <text:p>2069.644181</text:p>
              </table:table-cell>
              <table:table-cell office:value-type="float" office:value="2122.083255">
                <text:p>2122.083255</text:p>
              </table:table-cell>
              <table:table-cell office:value-type="float" office:value="2099.550325">
                <text:p>2099.550325</text:p>
              </table:table-cell>
              <table:table-cell office:value-type="float" office:value="1994.123589">
                <text:p>1994.123589</text:p>
              </table:table-cell>
              <table:table-cell office:value-type="float" office:value="2055.631623">
                <text:p>2055.631623</text:p>
              </table:table-cell>
              <table:table-cell office:value-type="float" office:value="2059.576645">
                <text:p>2059.576645</text:p>
              </table:table-cell>
              <table:table-cell office:value-type="float" office:value="2081.178364">
                <text:p>2081.178364</text:p>
              </table:table-cell>
              <table:table-cell office:value-type="float" office:value="1908.00772">
                <text:p>1908.00772</text:p>
              </table:table-cell>
              <table:table-cell office:value-type="float" office:value="1930.33099">
                <text:p>1930.33099</text:p>
              </table:table-cell>
              <table:table-cell office:value-type="float" office:value="1906.737259">
                <text:p>1906.737259</text:p>
              </table:table-cell>
              <table:table-cell office:value-type="float" office:value="1856.673142">
                <text:p>1856.673142</text:p>
              </table:table-cell>
              <table:table-cell office:value-type="float" office:value="1869.77348">
                <text:p>1869.77348</text:p>
              </table:table-cell>
              <table:table-cell office:value-type="float" office:value="1867.504571">
                <text:p>1867.504571</text:p>
              </table:table-cell>
              <table:table-cell office:value-type="float" office:value="1901.554556">
                <text:p>1901.554556</text:p>
              </table:table-cell>
              <table:table-cell office:value-type="float" office:value="1879.589974">
                <text:p>1879.589974</text:p>
              </table:table-cell>
              <table:table-cell office:value-type="float" office:value="1862.032272">
                <text:p>1862.032272</text:p>
              </table:table-cell>
              <table:table-cell office:value-type="float" office:value="1859.54344">
                <text:p>1859.54344</text:p>
              </table:table-cell>
              <table:table-cell office:value-type="float" office:value="1798.207084">
                <text:p>1798.207084</text:p>
              </table:table-cell>
              <table:table-cell office:value-type="float" office:value="1799.661994">
                <text:p>1799.661994</text:p>
              </table:table-cell>
              <table:table-cell office:value-type="float" office:value="1844.265038">
                <text:p>1844.265038</text:p>
              </table:table-cell>
              <table:table-cell office:value-type="float" office:value="1761.792922">
                <text:p>1761.792922</text:p>
              </table:table-cell>
              <table:table-cell office:value-type="float" office:value="1801.992298">
                <text:p>1801.992298</text:p>
              </table:table-cell>
              <table:table-cell office:value-type="float" office:value="1753.916154">
                <text:p>1753.916154</text:p>
              </table:table-cell>
              <table:table-cell office:value-type="float" office:value="1740.723048">
                <text:p>1740.723048</text:p>
              </table:table-cell>
              <table:table-cell office:value-type="float" office:value="1868.31748">
                <text:p>1868.31748</text:p>
              </table:table-cell>
              <table:table-cell office:value-type="float" office:value="1675.452256">
                <text:p>1675.452256</text:p>
              </table:table-cell>
              <table:table-cell office:value-type="float" office:value="1705.426531">
                <text:p>1705.426531</text:p>
              </table:table-cell>
              <table:table-cell office:value-type="float" office:value="1741.948988">
                <text:p>1741.948988</text:p>
              </table:table-cell>
              <table:table-cell office:value-type="float" office:value="1626.416096">
                <text:p>1626.416096</text:p>
              </table:table-cell>
              <table:table-cell office:value-type="float" office:value="1738.455937">
                <text:p>1738.455937</text:p>
              </table:table-cell>
              <table:table-cell office:value-type="float" office:value="1740.080857">
                <text:p>1740.080857</text:p>
              </table:table-cell>
              <table:table-cell office:value-type="float" office:value="1603.338234">
                <text:p>1603.338234</text:p>
              </table:table-cell>
              <table:table-cell office:value-type="float" office:value="1641.031903">
                <text:p>1641.031903</text:p>
              </table:table-cell>
              <table:table-cell office:value-type="float" office:value="1643.566991">
                <text:p>1643.566991</text:p>
              </table:table-cell>
              <table:table-cell office:value-type="float" office:value="1626.752587">
                <text:p>1626.752587</text:p>
              </table:table-cell>
              <table:table-cell office:value-type="float" office:value="1717.792936">
                <text:p>1717.792936</text:p>
              </table:table-cell>
              <table:table-cell office:value-type="float" office:value="1635.985403">
                <text:p>1635.985403</text:p>
              </table:table-cell>
              <table:table-cell office:value-type="float" office:value="1617.74387">
                <text:p>1617.74387</text:p>
              </table:table-cell>
              <table:table-cell office:value-type="float" office:value="1570.224721">
                <text:p>1570.224721</text:p>
              </table:table-cell>
              <table:table-cell office:value-type="float" office:value="1590.174638">
                <text:p>1590.174638</text:p>
              </table:table-cell>
              <table:table-cell office:value-type="float" office:value="1632.883375">
                <text:p>1632.883375</text:p>
              </table:table-cell>
              <table:table-cell office:value-type="float" office:value="1610.271727">
                <text:p>1610.271727</text:p>
              </table:table-cell>
              <table:table-cell office:value-type="float" office:value="1571.211041">
                <text:p>1571.211041</text:p>
              </table:table-cell>
              <table:table-cell office:value-type="float" office:value="1628.993975">
                <text:p>1628.993975</text:p>
              </table:table-cell>
              <table:table-cell office:value-type="float" office:value="1593.970885">
                <text:p>1593.970885</text:p>
              </table:table-cell>
              <table:table-cell office:value-type="float" office:value="1659.747029">
                <text:p>1659.747029</text:p>
              </table:table-cell>
              <table:table-cell office:value-type="float" office:value="1609.194756">
                <text:p>1609.194756</text:p>
              </table:table-cell>
              <table:table-cell office:value-type="float" office:value="1507.198968">
                <text:p>1507.198968</text:p>
              </table:table-cell>
              <table:table-cell office:value-type="float" office:value="1488.020644">
                <text:p>1488.020644</text:p>
              </table:table-cell>
              <table:table-cell office:value-type="float" office:value="1585.315148">
                <text:p>1585.315148</text:p>
              </table:table-cell>
              <table:table-cell office:value-type="float" office:value="1598.696933">
                <text:p>1598.696933</text:p>
              </table:table-cell>
              <table:table-cell office:value-type="float" office:value="1469.351454">
                <text:p>1469.351454</text:p>
              </table:table-cell>
              <table:table-cell office:value-type="float" office:value="1471.692664">
                <text:p>1471.692664</text:p>
              </table:table-cell>
              <table:table-cell office:value-type="float" office:value="1552.192718">
                <text:p>1552.192718</text:p>
              </table:table-cell>
              <table:table-cell office:value-type="float" office:value="1509.143894">
                <text:p>1509.143894</text:p>
              </table:table-cell>
              <table:table-cell office:value-type="float" office:value="1538.621741">
                <text:p>1538.621741</text:p>
              </table:table-cell>
              <table:table-cell office:value-type="float" office:value="1524.953308">
                <text:p>1524.953308</text:p>
              </table:table-cell>
              <table:table-cell office:value-type="float" office:value="1499.695071">
                <text:p>1499.695071</text:p>
              </table:table-cell>
              <table:table-cell office:value-type="float" office:value="1483.115539">
                <text:p>1483.115539</text:p>
              </table:table-cell>
              <table:table-cell office:value-type="float" office:value="1539.846908">
                <text:p>1539.846908</text:p>
              </table:table-cell>
              <table:table-cell office:value-type="float" office:value="1512.615967">
                <text:p>1512.615967</text:p>
              </table:table-cell>
              <table:table-cell office:value-type="float" office:value="1550.30566">
                <text:p>1550.30566</text:p>
              </table:table-cell>
              <table:table-cell office:value-type="float" office:value="1478.094122">
                <text:p>1478.094122</text:p>
              </table:table-cell>
              <table:table-cell office:value-type="float" office:value="1503.45706">
                <text:p>1503.45706</text:p>
              </table:table-cell>
              <table:table-cell office:value-type="float" office:value="1514.428604">
                <text:p>1514.428604</text:p>
              </table:table-cell>
              <table:table-cell office:value-type="float" office:value="1561.690556">
                <text:p>1561.690556</text:p>
              </table:table-cell>
              <table:table-cell office:value-type="float" office:value="1481.818581">
                <text:p>1481.818581</text:p>
              </table:table-cell>
              <table:table-cell office:value-type="float" office:value="1455.861375">
                <text:p>1455.861375</text:p>
              </table:table-cell>
              <table:table-cell office:value-type="float" office:value="1474.010972">
                <text:p>1474.010972</text:p>
              </table:table-cell>
              <table:table-cell office:value-type="float" office:value="1460.778154">
                <text:p>1460.778154</text:p>
              </table:table-cell>
              <table:table-cell office:value-type="float" office:value="1495.141728">
                <text:p>1495.141728</text:p>
              </table:table-cell>
              <table:table-cell office:value-type="float" office:value="1544.825213">
                <text:p>1544.825213</text:p>
              </table:table-cell>
              <table:table-cell office:value-type="float" office:value="1492.853574">
                <text:p>1492.853574</text:p>
              </table:table-cell>
              <table:table-cell office:value-type="float" office:value="1594.692886">
                <text:p>1594.692886</text:p>
              </table:table-cell>
              <table:table-cell office:value-type="float" office:value="1491.899332">
                <text:p>1491.899332</text:p>
              </table:table-cell>
              <table:table-cell office:value-type="float" office:value="1502.559595">
                <text:p>1502.559595</text:p>
              </table:table-cell>
              <table:table-cell office:value-type="float" office:value="1492.723082">
                <text:p>1492.723082</text:p>
              </table:table-cell>
              <table:table-cell office:value-type="float" office:value="1485.94497">
                <text:p>1485.94497</text:p>
              </table:table-cell>
              <table:table-cell office:value-type="float" office:value="1447.854629">
                <text:p>1447.854629</text:p>
              </table:table-cell>
              <table:table-cell office:value-type="float" office:value="1450.131684">
                <text:p>1450.131684</text:p>
              </table:table-cell>
              <table:table-cell office:value-type="float" office:value="1440.154353">
                <text:p>1440.154353</text:p>
              </table:table-cell>
              <table:table-cell office:value-type="float" office:value="1500.472375">
                <text:p>1500.472375</text:p>
              </table:table-cell>
              <table:table-cell office:value-type="float" office:value="1458.011145">
                <text:p>1458.011145</text:p>
              </table:table-cell>
              <table:table-cell office:value-type="float" office:value="1493.193083">
                <text:p>1493.193083</text:p>
              </table:table-cell>
              <table:table-cell office:value-type="float" office:value="1450.664684">
                <text:p>1450.664684</text:p>
              </table:table-cell>
              <table:table-cell office:value-type="float" office:value="1480.084277">
                <text:p>1480.084277</text:p>
              </table:table-cell>
              <table:table-cell office:value-type="float" office:value="1483.796546">
                <text:p>1483.796546</text:p>
              </table:table-cell>
              <table:table-cell office:value-type="float" office:value="1480.868637">
                <text:p>1480.868637</text:p>
              </table:table-cell>
              <table:table-cell office:value-type="float" office:value="1441.202389">
                <text:p>1441.202389</text:p>
              </table:table-cell>
              <table:table-cell office:value-type="float" office:value="1468.012666">
                <text:p>1468.012666</text:p>
              </table:table-cell>
              <table:table-cell office:value-type="float" office:value="1484.944858">
                <text:p>1484.944858</text:p>
              </table:table-cell>
              <table:table-cell office:value-type="float" office:value="1482.772375">
                <text:p>1482.772375</text:p>
              </table:table-cell>
              <table:table-cell office:value-type="float" office:value="1532.969098">
                <text:p>1532.969098</text:p>
              </table:table-cell>
              <table:table-cell office:value-type="float" office:value="1463.621699">
                <text:p>1463.621699</text:p>
              </table:table-cell>
              <table:table-cell office:value-type="float" office:value="1528.599562">
                <text:p>1528.599562</text:p>
              </table:table-cell>
              <table:table-cell office:value-type="float" office:value="1463.743596">
                <text:p>1463.743596</text:p>
              </table:table-cell>
              <table:table-cell office:value-type="float" office:value="1479.330839">
                <text:p>1479.330839</text:p>
              </table:table-cell>
              <table:table-cell office:value-type="float" office:value="1505.15114">
                <text:p>1505.15114</text:p>
              </table:table-cell>
              <table:table-cell office:value-type="float" office:value="1437.27982">
                <text:p>1437.27982</text:p>
              </table:table-cell>
              <table:table-cell office:value-type="float" office:value="1458.802243">
                <text:p>1458.802243</text:p>
              </table:table-cell>
              <table:table-cell office:value-type="float" office:value="1508.582216">
                <text:p>1508.582216</text:p>
              </table:table-cell>
              <table:table-cell office:value-type="float" office:value="1511.007343">
                <text:p>1511.007343</text:p>
              </table:table-cell>
              <table:table-cell office:value-type="float" office:value="1467.689324">
                <text:p>1467.689324</text:p>
              </table:table-cell>
              <table:table-cell office:value-type="float" office:value="1427.613959">
                <text:p>1427.613959</text:p>
              </table:table-cell>
              <table:table-cell office:value-type="float" office:value="1463.151638">
                <text:p>1463.151638</text:p>
              </table:table-cell>
              <table:table-cell office:value-type="float" office:value="1489.414412">
                <text:p>1489.414412</text:p>
              </table:table-cell>
              <table:table-cell office:value-type="float" office:value="1438.740631">
                <text:p>1438.740631</text:p>
              </table:table-cell>
              <table:table-cell office:value-type="float" office:value="1454.790306">
                <text:p>1454.790306</text:p>
              </table:table-cell>
              <table:table-cell office:value-type="float" office:value="1427.737587">
                <text:p>1427.737587</text:p>
              </table:table-cell>
              <table:table-cell office:value-type="float" office:value="1434.703352">
                <text:p>1434.703352</text:p>
              </table:table-cell>
              <table:table-cell office:value-type="float" office:value="1442.443469">
                <text:p>1442.443469</text:p>
              </table:table-cell>
              <table:table-cell office:value-type="float" office:value="1446.517636">
                <text:p>1446.517636</text:p>
              </table:table-cell>
              <table:table-cell office:value-type="float" office:value="1487.242379">
                <text:p>1487.242379</text:p>
              </table:table-cell>
              <table:table-cell office:value-type="float" office:value="1466.213309">
                <text:p>1466.213309</text:p>
              </table:table-cell>
              <table:table-cell office:value-type="float" office:value="1485.003495">
                <text:p>1485.003495</text:p>
              </table:table-cell>
              <table:table-cell office:value-type="float" office:value="1471.942228">
                <text:p>1471.942228</text:p>
              </table:table-cell>
              <table:table-cell office:value-type="float" office:value="1459.343712">
                <text:p>1459.343712</text:p>
              </table:table-cell>
              <table:table-cell office:value-type="float" office:value="1456.57279">
                <text:p>1456.57279</text:p>
              </table:table-cell>
              <table:table-cell office:value-type="float" office:value="1440.406867">
                <text:p>1440.406867</text:p>
              </table:table-cell>
              <table:table-cell office:value-type="float" office:value="1441.318702">
                <text:p>1441.318702</text:p>
              </table:table-cell>
              <table:table-cell office:value-type="float" office:value="1431.091935">
                <text:p>1431.091935</text:p>
              </table:table-cell>
              <table:table-cell office:value-type="float" office:value="1454.217656">
                <text:p>1454.217656</text:p>
              </table:table-cell>
              <table:table-cell office:value-type="float" office:value="1443.34953">
                <text:p>1443.34953</text:p>
              </table:table-cell>
              <table:table-cell office:value-type="float" office:value="1463.764703">
                <text:p>1463.764703</text:p>
              </table:table-cell>
              <table:table-cell office:value-type="float" office:value="1461.125042">
                <text:p>1461.125042</text:p>
              </table:table-cell>
              <table:table-cell office:value-type="float" office:value="1451.925459">
                <text:p>1451.925459</text:p>
              </table:table-cell>
              <table:table-cell office:value-type="float" office:value="1410.699603">
                <text:p>1410.699603</text:p>
              </table:table-cell>
              <table:table-cell office:value-type="float" office:value="1492.513103">
                <text:p>1492.513103</text:p>
              </table:table-cell>
              <table:table-cell office:value-type="float" office:value="1439.410345">
                <text:p>1439.410345</text:p>
              </table:table-cell>
              <table:table-cell office:value-type="float" office:value="1424.42539">
                <text:p>1424.42539</text:p>
              </table:table-cell>
              <table:table-cell office:value-type="float" office:value="1444.788978">
                <text:p>1444.788978</text:p>
              </table:table-cell>
              <table:table-cell office:value-type="float" office:value="1444.886879">
                <text:p>1444.886879</text:p>
              </table:table-cell>
              <table:table-cell office:value-type="float" office:value="1435.602036">
                <text:p>1435.602036</text:p>
              </table:table-cell>
              <table:table-cell office:value-type="float" office:value="1484.430012">
                <text:p>1484.430012</text:p>
              </table:table-cell>
              <table:table-cell office:value-type="float" office:value="1430.066287">
                <text:p>1430.066287</text:p>
              </table:table-cell>
              <table:table-cell office:value-type="float" office:value="1434.745951">
                <text:p>1434.745951</text:p>
              </table:table-cell>
              <table:table-cell office:value-type="float" office:value="1481.664608">
                <text:p>1481.664608</text:p>
              </table:table-cell>
              <table:table-cell office:value-type="float" office:value="1443.758519">
                <text:p>1443.758519</text:p>
              </table:table-cell>
              <table:table-cell office:value-type="float" office:value="1471.8263">
                <text:p>1471.8263</text:p>
              </table:table-cell>
              <table:table-cell office:value-type="float" office:value="1469.291083">
                <text:p>1469.291083</text:p>
              </table:table-cell>
              <table:table-cell office:value-type="float" office:value="1428.598484">
                <text:p>1428.598484</text:p>
              </table:table-cell>
              <table:table-cell office:value-type="float" office:value="1440.583485">
                <text:p>1440.583485</text:p>
              </table:table-cell>
              <table:table-cell office:value-type="float" office:value="1484.278608">
                <text:p>1484.278608</text:p>
              </table:table-cell>
              <table:table-cell office:value-type="float" office:value="1454.478895">
                <text:p>1454.478895</text:p>
              </table:table-cell>
              <table:table-cell office:value-type="float" office:value="1459.301627">
                <text:p>1459.301627</text:p>
              </table:table-cell>
              <table:table-cell office:value-type="float" office:value="1478.360174">
                <text:p>1478.360174</text:p>
              </table:table-cell>
              <table:table-cell office:value-type="float" office:value="1430.092656">
                <text:p>1430.092656</text:p>
              </table:table-cell>
              <table:table-cell office:value-type="float" office:value="1447.356209">
                <text:p>1447.356209</text:p>
              </table:table-cell>
              <table:table-cell office:value-type="float" office:value="1487.307049">
                <text:p>1487.307049</text:p>
              </table:table-cell>
              <table:table-cell office:value-type="float" office:value="1482.978569">
                <text:p>1482.978569</text:p>
              </table:table-cell>
              <table:table-cell office:value-type="float" office:value="1473.056088">
                <text:p>1473.056088</text:p>
              </table:table-cell>
              <table:table-cell office:value-type="float" office:value="1454.033211">
                <text:p>1454.033211</text:p>
              </table:table-cell>
              <table:table-cell office:value-type="float" office:value="1479.614212">
                <text:p>1479.614212</text:p>
              </table:table-cell>
              <table:table-cell office:value-type="float" office:value="1479.135744">
                <text:p>1479.135744</text:p>
              </table:table-cell>
              <table:table-cell office:value-type="float" office:value="1423.334432">
                <text:p>1423.334432</text:p>
              </table:table-cell>
              <table:table-cell office:value-type="float" office:value="1471.834258">
                <text:p>1471.834258</text:p>
              </table:table-cell>
              <table:table-cell office:value-type="float" office:value="1466.797055">
                <text:p>1466.797055</text:p>
              </table:table-cell>
              <table:table-cell office:value-type="float" office:value="1483.857621">
                <text:p>1483.857621</text:p>
              </table:table-cell>
              <table:table-cell office:value-type="float" office:value="1428.710628">
                <text:p>1428.710628</text:p>
              </table:table-cell>
              <table:table-cell office:value-type="float" office:value="1494.607638">
                <text:p>1494.607638</text:p>
              </table:table-cell>
              <table:table-cell office:value-type="float" office:value="1460.920643">
                <text:p>1460.920643</text:p>
              </table:table-cell>
              <table:table-cell office:value-type="float" office:value="1521.963555">
                <text:p>1521.963555</text:p>
              </table:table-cell>
              <table:table-cell office:value-type="float" office:value="1436.439389">
                <text:p>1436.439389</text:p>
              </table:table-cell>
              <table:table-cell office:value-type="float" office:value="1454.131434">
                <text:p>1454.131434</text:p>
              </table:table-cell>
              <table:table-cell office:value-type="float" office:value="1451.84424">
                <text:p>1451.84424</text:p>
              </table:table-cell>
              <table:table-cell office:value-type="float" office:value="1435.339127">
                <text:p>1435.339127</text:p>
              </table:table-cell>
              <table:table-cell office:value-type="float" office:value="1487.611207">
                <text:p>1487.611207</text:p>
              </table:table-cell>
              <table:table-cell office:value-type="float" office:value="1457.343101">
                <text:p>1457.343101</text:p>
              </table:table-cell>
              <table:table-cell office:value-type="float" office:value="1494.038454">
                <text:p>1494.038454</text:p>
              </table:table-cell>
              <table:table-cell office:value-type="float" office:value="1503.615011">
                <text:p>1503.615011</text:p>
              </table:table-cell>
              <table:table-cell office:value-type="float" office:value="1501.168842">
                <text:p>1501.168842</text:p>
              </table:table-cell>
              <table:table-cell office:value-type="float" office:value="1467.193917">
                <text:p>1467.193917</text:p>
              </table:table-cell>
              <table:table-cell office:value-type="float" office:value="1456.519992">
                <text:p>1456.519992</text:p>
              </table:table-cell>
              <table:table-cell office:value-type="float" office:value="1482.781228">
                <text:p>1482.781228</text:p>
              </table:table-cell>
              <table:table-cell office:value-type="float" office:value="1487.96098">
                <text:p>1487.96098</text:p>
              </table:table-cell>
              <table:table-cell office:value-type="float" office:value="1497.688621">
                <text:p>1497.688621</text:p>
              </table:table-cell>
            </table:table-row>
            <table:table-row>
              <table:table-cell office:value-type="string">
                <text:p>fib_omp_balanced</text:p>
              </table:table-cell>
              <table:table-cell office:value-type="float" office:value="15880.832725">
                <text:p>15880.832725</text:p>
              </table:table-cell>
              <table:table-cell office:value-type="float" office:value="32866.747546">
                <text:p>32866.747546</text:p>
              </table:table-cell>
              <table:table-cell office:value-type="float" office:value="22445.872497">
                <text:p>22445.872497</text:p>
              </table:table-cell>
              <table:table-cell office:value-type="float" office:value="18569.615955">
                <text:p>18569.615955</text:p>
              </table:table-cell>
              <table:table-cell office:value-type="float" office:value="15962.343476">
                <text:p>15962.343476</text:p>
              </table:table-cell>
              <table:table-cell office:value-type="float" office:value="14698.198117">
                <text:p>14698.198117</text:p>
              </table:table-cell>
              <table:table-cell office:value-type="float" office:value="12548.800778">
                <text:p>12548.800778</text:p>
              </table:table-cell>
              <table:table-cell office:value-type="float" office:value="11795.737115">
                <text:p>11795.737115</text:p>
              </table:table-cell>
              <table:table-cell office:value-type="float" office:value="10815.253988">
                <text:p>10815.253988</text:p>
              </table:table-cell>
              <table:table-cell office:value-type="float" office:value="9140.227848">
                <text:p>9140.227848</text:p>
              </table:table-cell>
              <table:table-cell office:value-type="float" office:value="9290.019295">
                <text:p>9290.019295</text:p>
              </table:table-cell>
              <table:table-cell office:value-type="float" office:value="8641.2943">
                <text:p>8641.2943</text:p>
              </table:table-cell>
              <table:table-cell office:value-type="float" office:value="7184.428898">
                <text:p>7184.428898</text:p>
              </table:table-cell>
              <table:table-cell office:value-type="float" office:value="7199.718206">
                <text:p>7199.718206</text:p>
              </table:table-cell>
              <table:table-cell office:value-type="float" office:value="6723.277618">
                <text:p>6723.277618</text:p>
              </table:table-cell>
              <table:table-cell office:value-type="float" office:value="6773.241971">
                <text:p>6773.241971</text:p>
              </table:table-cell>
              <table:table-cell office:value-type="float" office:value="6192.728575">
                <text:p>6192.728575</text:p>
              </table:table-cell>
              <table:table-cell office:value-type="float" office:value="6008.787">
                <text:p>6008.787</text:p>
              </table:table-cell>
              <table:table-cell office:value-type="float" office:value="5703.003458">
                <text:p>5703.003458</text:p>
              </table:table-cell>
              <table:table-cell office:value-type="float" office:value="4906.752783">
                <text:p>4906.752783</text:p>
              </table:table-cell>
              <table:table-cell office:value-type="float" office:value="5127.597191">
                <text:p>5127.597191</text:p>
              </table:table-cell>
              <table:table-cell office:value-type="float" office:value="4870.324508">
                <text:p>4870.324508</text:p>
              </table:table-cell>
              <table:table-cell office:value-type="float" office:value="4708.42655">
                <text:p>4708.42655</text:p>
              </table:table-cell>
              <table:table-cell office:value-type="float" office:value="4890.619066">
                <text:p>4890.619066</text:p>
              </table:table-cell>
              <table:table-cell office:value-type="float" office:value="4487.888036">
                <text:p>4487.888036</text:p>
              </table:table-cell>
              <table:table-cell office:value-type="float" office:value="4249.718041">
                <text:p>4249.718041</text:p>
              </table:table-cell>
              <table:table-cell office:value-type="float" office:value="4232.281396">
                <text:p>4232.281396</text:p>
              </table:table-cell>
              <table:table-cell office:value-type="float" office:value="3955.826794">
                <text:p>3955.826794</text:p>
              </table:table-cell>
              <table:table-cell office:value-type="float" office:value="3819.714625">
                <text:p>3819.714625</text:p>
              </table:table-cell>
              <table:table-cell office:value-type="float" office:value="3718.820828">
                <text:p>3718.820828</text:p>
              </table:table-cell>
              <table:table-cell office:value-type="float" office:value="3740.427102">
                <text:p>3740.427102</text:p>
              </table:table-cell>
              <table:table-cell office:value-type="float" office:value="3398.170247">
                <text:p>3398.170247</text:p>
              </table:table-cell>
              <table:table-cell office:value-type="float" office:value="3220.144475">
                <text:p>3220.144475</text:p>
              </table:table-cell>
              <table:table-cell office:value-type="float" office:value="3339.32035">
                <text:p>3339.32035</text:p>
              </table:table-cell>
              <table:table-cell office:value-type="float" office:value="3281.149276">
                <text:p>3281.149276</text:p>
              </table:table-cell>
              <table:table-cell office:value-type="float" office:value="3158.010929">
                <text:p>3158.010929</text:p>
              </table:table-cell>
              <table:table-cell office:value-type="float" office:value="2989.454382">
                <text:p>2989.454382</text:p>
              </table:table-cell>
              <table:table-cell office:value-type="float" office:value="2969.727722">
                <text:p>2969.727722</text:p>
              </table:table-cell>
              <table:table-cell office:value-type="float" office:value="2816.130151">
                <text:p>2816.130151</text:p>
              </table:table-cell>
              <table:table-cell office:value-type="float" office:value="2814.755052">
                <text:p>2814.755052</text:p>
              </table:table-cell>
              <table:table-cell office:value-type="float" office:value="2766.834868">
                <text:p>2766.834868</text:p>
              </table:table-cell>
              <table:table-cell office:value-type="float" office:value="2545.223488">
                <text:p>2545.223488</text:p>
              </table:table-cell>
              <table:table-cell office:value-type="float" office:value="2678.243322">
                <text:p>2678.243322</text:p>
              </table:table-cell>
              <table:table-cell office:value-type="float" office:value="2784.036639">
                <text:p>2784.036639</text:p>
              </table:table-cell>
              <table:table-cell office:value-type="float" office:value="2543.961687">
                <text:p>2543.961687</text:p>
              </table:table-cell>
              <table:table-cell office:value-type="float" office:value="2552.350667">
                <text:p>2552.350667</text:p>
              </table:table-cell>
              <table:table-cell office:value-type="float" office:value="2501.650645">
                <text:p>2501.650645</text:p>
              </table:table-cell>
              <table:table-cell office:value-type="float" office:value="2518.937678">
                <text:p>2518.937678</text:p>
              </table:table-cell>
              <table:table-cell office:value-type="float" office:value="2485.920593">
                <text:p>2485.920593</text:p>
              </table:table-cell>
              <table:table-cell office:value-type="float" office:value="2389.888532">
                <text:p>2389.888532</text:p>
              </table:table-cell>
              <table:table-cell office:value-type="float" office:value="2353.642328">
                <text:p>2353.642328</text:p>
              </table:table-cell>
              <table:table-cell office:value-type="float" office:value="2293.712701">
                <text:p>2293.712701</text:p>
              </table:table-cell>
              <table:table-cell office:value-type="float" office:value="2350.467679">
                <text:p>2350.467679</text:p>
              </table:table-cell>
              <table:table-cell office:value-type="float" office:value="2418.283119">
                <text:p>2418.283119</text:p>
              </table:table-cell>
              <table:table-cell office:value-type="float" office:value="2265.397538">
                <text:p>2265.397538</text:p>
              </table:table-cell>
              <table:table-cell office:value-type="float" office:value="2227.152389">
                <text:p>2227.152389</text:p>
              </table:table-cell>
              <table:table-cell office:value-type="float" office:value="2200.63357">
                <text:p>2200.63357</text:p>
              </table:table-cell>
              <table:table-cell office:value-type="float" office:value="2267.794116">
                <text:p>2267.794116</text:p>
              </table:table-cell>
              <table:table-cell office:value-type="float" office:value="2191.667513">
                <text:p>2191.667513</text:p>
              </table:table-cell>
              <table:table-cell office:value-type="float" office:value="2321.317344">
                <text:p>2321.317344</text:p>
              </table:table-cell>
              <table:table-cell office:value-type="float" office:value="2021.897859">
                <text:p>2021.897859</text:p>
              </table:table-cell>
              <table:table-cell office:value-type="float" office:value="2045.228557">
                <text:p>2045.228557</text:p>
              </table:table-cell>
              <table:table-cell office:value-type="float" office:value="2045.619261">
                <text:p>2045.619261</text:p>
              </table:table-cell>
              <table:table-cell office:value-type="float" office:value="2117.995165">
                <text:p>2117.995165</text:p>
              </table:table-cell>
              <table:table-cell office:value-type="float" office:value="1974.142235">
                <text:p>1974.142235</text:p>
              </table:table-cell>
              <table:table-cell office:value-type="float" office:value="1965.171496">
                <text:p>1965.171496</text:p>
              </table:table-cell>
              <table:table-cell office:value-type="float" office:value="1947.511014">
                <text:p>1947.511014</text:p>
              </table:table-cell>
              <table:table-cell office:value-type="float" office:value="1941.543887">
                <text:p>1941.543887</text:p>
              </table:table-cell>
              <table:table-cell office:value-type="float" office:value="1950.49679">
                <text:p>1950.49679</text:p>
              </table:table-cell>
              <table:table-cell office:value-type="float" office:value="1830.414598">
                <text:p>1830.414598</text:p>
              </table:table-cell>
              <table:table-cell office:value-type="float" office:value="1882.247085">
                <text:p>1882.247085</text:p>
              </table:table-cell>
              <table:table-cell office:value-type="float" office:value="1888.922164">
                <text:p>1888.922164</text:p>
              </table:table-cell>
              <table:table-cell office:value-type="float" office:value="1782.892179">
                <text:p>1782.892179</text:p>
              </table:table-cell>
              <table:table-cell office:value-type="float" office:value="1835.255804">
                <text:p>1835.255804</text:p>
              </table:table-cell>
              <table:table-cell office:value-type="float" office:value="1817.269801">
                <text:p>1817.269801</text:p>
              </table:table-cell>
              <table:table-cell office:value-type="float" office:value="1825.629976">
                <text:p>1825.629976</text:p>
              </table:table-cell>
              <table:table-cell office:value-type="float" office:value="1878.039668">
                <text:p>1878.039668</text:p>
              </table:table-cell>
              <table:table-cell office:value-type="float" office:value="1821.488063">
                <text:p>1821.488063</text:p>
              </table:table-cell>
              <table:table-cell office:value-type="float" office:value="1803.741743">
                <text:p>1803.741743</text:p>
              </table:table-cell>
              <table:table-cell office:value-type="float" office:value="1833.220548">
                <text:p>1833.220548</text:p>
              </table:table-cell>
              <table:table-cell office:value-type="float" office:value="1761.445009">
                <text:p>1761.445009</text:p>
              </table:table-cell>
              <table:table-cell office:value-type="float" office:value="1847.399591">
                <text:p>1847.399591</text:p>
              </table:table-cell>
              <table:table-cell office:value-type="float" office:value="1764.011404">
                <text:p>1764.011404</text:p>
              </table:table-cell>
              <table:table-cell office:value-type="float" office:value="1738.358357">
                <text:p>1738.358357</text:p>
              </table:table-cell>
              <table:table-cell office:value-type="float" office:value="1769.804479">
                <text:p>1769.804479</text:p>
              </table:table-cell>
              <table:table-cell office:value-type="float" office:value="1771.701417">
                <text:p>1771.701417</text:p>
              </table:table-cell>
              <table:table-cell office:value-type="float" office:value="1778.318049">
                <text:p>1778.318049</text:p>
              </table:table-cell>
              <table:table-cell office:value-type="float" office:value="1659.959126">
                <text:p>1659.959126</text:p>
              </table:table-cell>
              <table:table-cell office:value-type="float" office:value="1733.830549">
                <text:p>1733.830549</text:p>
              </table:table-cell>
              <table:table-cell office:value-type="float" office:value="1695.870184">
                <text:p>1695.870184</text:p>
              </table:table-cell>
              <table:table-cell office:value-type="float" office:value="1607.009955">
                <text:p>1607.009955</text:p>
              </table:table-cell>
              <table:table-cell office:value-type="float" office:value="1732.0539">
                <text:p>1732.0539</text:p>
              </table:table-cell>
              <table:table-cell office:value-type="float" office:value="1729.669386">
                <text:p>1729.669386</text:p>
              </table:table-cell>
              <table:table-cell office:value-type="float" office:value="1603.283315">
                <text:p>1603.283315</text:p>
              </table:table-cell>
              <table:table-cell office:value-type="float" office:value="1632.005158">
                <text:p>1632.005158</text:p>
              </table:table-cell>
              <table:table-cell office:value-type="float" office:value="1517.557255">
                <text:p>1517.557255</text:p>
              </table:table-cell>
              <table:table-cell office:value-type="float" office:value="1551.808493">
                <text:p>1551.808493</text:p>
              </table:table-cell>
              <table:table-cell office:value-type="float" office:value="1654.365509">
                <text:p>1654.365509</text:p>
              </table:table-cell>
              <table:table-cell office:value-type="float" office:value="1661.243767">
                <text:p>1661.243767</text:p>
              </table:table-cell>
              <table:table-cell office:value-type="float" office:value="1595.97695">
                <text:p>1595.97695</text:p>
              </table:table-cell>
              <table:table-cell office:value-type="float" office:value="1559.659278">
                <text:p>1559.659278</text:p>
              </table:table-cell>
              <table:table-cell office:value-type="float" office:value="1663.410669">
                <text:p>1663.410669</text:p>
              </table:table-cell>
              <table:table-cell office:value-type="float" office:value="1591.572704">
                <text:p>1591.572704</text:p>
              </table:table-cell>
              <table:table-cell office:value-type="float" office:value="1645.552784">
                <text:p>1645.552784</text:p>
              </table:table-cell>
              <table:table-cell office:value-type="float" office:value="1601.423269">
                <text:p>1601.423269</text:p>
              </table:table-cell>
              <table:table-cell office:value-type="float" office:value="1537.442761">
                <text:p>1537.442761</text:p>
              </table:table-cell>
              <table:table-cell office:value-type="float" office:value="1623.638629">
                <text:p>1623.638629</text:p>
              </table:table-cell>
              <table:table-cell office:value-type="float" office:value="1560.572846">
                <text:p>1560.572846</text:p>
              </table:table-cell>
              <table:table-cell office:value-type="float" office:value="1642.154104">
                <text:p>1642.154104</text:p>
              </table:table-cell>
              <table:table-cell office:value-type="float" office:value="1628.431399">
                <text:p>1628.431399</text:p>
              </table:table-cell>
              <table:table-cell office:value-type="float" office:value="1603.772691">
                <text:p>1603.772691</text:p>
              </table:table-cell>
              <table:table-cell office:value-type="float" office:value="1457.551027">
                <text:p>1457.551027</text:p>
              </table:table-cell>
              <table:table-cell office:value-type="float" office:value="1528.989625">
                <text:p>1528.989625</text:p>
              </table:table-cell>
              <table:table-cell office:value-type="float" office:value="1471.795442">
                <text:p>1471.795442</text:p>
              </table:table-cell>
              <table:table-cell office:value-type="float" office:value="1501.488654">
                <text:p>1501.488654</text:p>
              </table:table-cell>
              <table:table-cell office:value-type="float" office:value="1539.935057">
                <text:p>1539.935057</text:p>
              </table:table-cell>
              <table:table-cell office:value-type="float" office:value="1583.076777">
                <text:p>1583.076777</text:p>
              </table:table-cell>
              <table:table-cell office:value-type="float" office:value="1542.30841">
                <text:p>1542.30841</text:p>
              </table:table-cell>
              <table:table-cell office:value-type="float" office:value="1406.4569">
                <text:p>1406.4569</text:p>
              </table:table-cell>
              <table:table-cell office:value-type="float" office:value="1515.692395">
                <text:p>1515.692395</text:p>
              </table:table-cell>
              <table:table-cell office:value-type="float" office:value="1489.852593">
                <text:p>1489.852593</text:p>
              </table:table-cell>
              <table:table-cell office:value-type="float" office:value="1435.160393">
                <text:p>1435.160393</text:p>
              </table:table-cell>
              <table:table-cell office:value-type="float" office:value="1534.520688">
                <text:p>1534.520688</text:p>
              </table:table-cell>
              <table:table-cell office:value-type="float" office:value="1537.147326">
                <text:p>1537.147326</text:p>
              </table:table-cell>
              <table:table-cell office:value-type="float" office:value="1471.646408">
                <text:p>1471.646408</text:p>
              </table:table-cell>
              <table:table-cell office:value-type="float" office:value="1491.085588">
                <text:p>1491.085588</text:p>
              </table:table-cell>
              <table:table-cell office:value-type="float" office:value="1467.576475">
                <text:p>1467.576475</text:p>
              </table:table-cell>
              <table:table-cell office:value-type="float" office:value="1528.728193">
                <text:p>1528.728193</text:p>
              </table:table-cell>
              <table:table-cell office:value-type="float" office:value="1456.468219">
                <text:p>1456.468219</text:p>
              </table:table-cell>
              <table:table-cell office:value-type="float" office:value="1491.957712">
                <text:p>1491.957712</text:p>
              </table:table-cell>
              <table:table-cell office:value-type="float" office:value="1417.96677">
                <text:p>1417.96677</text:p>
              </table:table-cell>
              <table:table-cell office:value-type="float" office:value="1544.646989">
                <text:p>1544.646989</text:p>
              </table:table-cell>
              <table:table-cell office:value-type="float" office:value="1342.721531">
                <text:p>1342.721531</text:p>
              </table:table-cell>
              <table:table-cell office:value-type="float" office:value="1453.358493">
                <text:p>1453.358493</text:p>
              </table:table-cell>
              <table:table-cell office:value-type="float" office:value="1494.206156">
                <text:p>1494.206156</text:p>
              </table:table-cell>
              <table:table-cell office:value-type="float" office:value="1454.706197">
                <text:p>1454.706197</text:p>
              </table:table-cell>
              <table:table-cell office:value-type="float" office:value="1498.406837">
                <text:p>1498.406837</text:p>
              </table:table-cell>
              <table:table-cell office:value-type="float" office:value="1399.332543">
                <text:p>1399.332543</text:p>
              </table:table-cell>
              <table:table-cell office:value-type="float" office:value="1498.869972">
                <text:p>1498.869972</text:p>
              </table:table-cell>
              <table:table-cell office:value-type="float" office:value="1400.17907">
                <text:p>1400.17907</text:p>
              </table:table-cell>
              <table:table-cell office:value-type="float" office:value="1375.309484">
                <text:p>1375.309484</text:p>
              </table:table-cell>
              <table:table-cell office:value-type="float" office:value="1482.33766">
                <text:p>1482.33766</text:p>
              </table:table-cell>
              <table:table-cell office:value-type="float" office:value="1456.305906">
                <text:p>1456.305906</text:p>
              </table:table-cell>
              <table:table-cell office:value-type="float" office:value="1471.33205">
                <text:p>1471.33205</text:p>
              </table:table-cell>
              <table:table-cell office:value-type="float" office:value="1377.32357">
                <text:p>1377.32357</text:p>
              </table:table-cell>
              <table:table-cell office:value-type="float" office:value="1359.26013">
                <text:p>1359.26013</text:p>
              </table:table-cell>
              <table:table-cell office:value-type="float" office:value="1452.433119">
                <text:p>1452.433119</text:p>
              </table:table-cell>
              <table:table-cell office:value-type="float" office:value="1480.236774">
                <text:p>1480.236774</text:p>
              </table:table-cell>
              <table:table-cell office:value-type="float" office:value="1458.405636">
                <text:p>1458.405636</text:p>
              </table:table-cell>
              <table:table-cell office:value-type="float" office:value="1440.475449">
                <text:p>1440.475449</text:p>
              </table:table-cell>
              <table:table-cell office:value-type="float" office:value="1422.429011">
                <text:p>1422.429011</text:p>
              </table:table-cell>
              <table:table-cell office:value-type="float" office:value="1437.180508">
                <text:p>1437.180508</text:p>
              </table:table-cell>
              <table:table-cell office:value-type="float" office:value="1402.349628">
                <text:p>1402.349628</text:p>
              </table:table-cell>
              <table:table-cell office:value-type="float" office:value="1367.520031">
                <text:p>1367.520031</text:p>
              </table:table-cell>
              <table:table-cell office:value-type="float" office:value="1471.928051">
                <text:p>1471.928051</text:p>
              </table:table-cell>
              <table:table-cell office:value-type="float" office:value="1416.948566">
                <text:p>1416.948566</text:p>
              </table:table-cell>
              <table:table-cell office:value-type="float" office:value="1447.003098">
                <text:p>1447.003098</text:p>
              </table:table-cell>
              <table:table-cell office:value-type="float" office:value="1522.131382">
                <text:p>1522.131382</text:p>
              </table:table-cell>
              <table:table-cell office:value-type="float" office:value="1393.94589">
                <text:p>1393.94589</text:p>
              </table:table-cell>
              <table:table-cell office:value-type="float" office:value="1449.413276">
                <text:p>1449.413276</text:p>
              </table:table-cell>
              <table:table-cell office:value-type="float" office:value="1426.349336">
                <text:p>1426.349336</text:p>
              </table:table-cell>
              <table:table-cell office:value-type="float" office:value="1451.904033">
                <text:p>1451.904033</text:p>
              </table:table-cell>
              <table:table-cell office:value-type="float" office:value="1537.383738">
                <text:p>1537.383738</text:p>
              </table:table-cell>
              <table:table-cell office:value-type="float" office:value="1400.753642">
                <text:p>1400.753642</text:p>
              </table:table-cell>
              <table:table-cell office:value-type="float" office:value="1394.055404">
                <text:p>1394.055404</text:p>
              </table:table-cell>
              <table:table-cell office:value-type="float" office:value="1383.006361">
                <text:p>1383.006361</text:p>
              </table:table-cell>
              <table:table-cell office:value-type="float" office:value="1417.235656">
                <text:p>1417.235656</text:p>
              </table:table-cell>
              <table:table-cell office:value-type="float" office:value="1437.913608">
                <text:p>1437.913608</text:p>
              </table:table-cell>
              <table:table-cell office:value-type="float" office:value="1521.456664">
                <text:p>1521.456664</text:p>
              </table:table-cell>
              <table:table-cell office:value-type="float" office:value="1430.081814">
                <text:p>1430.081814</text:p>
              </table:table-cell>
              <table:table-cell office:value-type="float" office:value="1443.389563">
                <text:p>1443.389563</text:p>
              </table:table-cell>
              <table:table-cell office:value-type="float" office:value="1425.04192">
                <text:p>1425.04192</text:p>
              </table:table-cell>
              <table:table-cell office:value-type="float" office:value="1444.02162">
                <text:p>1444.02162</text:p>
              </table:table-cell>
              <table:table-cell office:value-type="float" office:value="1344.156744">
                <text:p>1344.156744</text:p>
              </table:table-cell>
              <table:table-cell office:value-type="float" office:value="1396.383271">
                <text:p>1396.383271</text:p>
              </table:table-cell>
              <table:table-cell office:value-type="float" office:value="1478.200747">
                <text:p>1478.200747</text:p>
              </table:table-cell>
              <table:table-cell office:value-type="float" office:value="1394.903598">
                <text:p>1394.903598</text:p>
              </table:table-cell>
              <table:table-cell office:value-type="float" office:value="1386.608925">
                <text:p>1386.608925</text:p>
              </table:table-cell>
              <table:table-cell office:value-type="float" office:value="1401.463838">
                <text:p>1401.463838</text:p>
              </table:table-cell>
              <table:table-cell office:value-type="float" office:value="1425.051285">
                <text:p>1425.051285</text:p>
              </table:table-cell>
              <table:table-cell office:value-type="float" office:value="1476.509812">
                <text:p>1476.509812</text:p>
              </table:table-cell>
              <table:table-cell office:value-type="float" office:value="1432.870954">
                <text:p>1432.870954</text:p>
              </table:table-cell>
              <table:table-cell office:value-type="float" office:value="1422.073528">
                <text:p>1422.073528</text:p>
              </table:table-cell>
              <table:table-cell office:value-type="float" office:value="1404.975111">
                <text:p>1404.975111</text:p>
              </table:table-cell>
              <table:table-cell office:value-type="float" office:value="1419.115787">
                <text:p>1419.115787</text:p>
              </table:table-cell>
              <table:table-cell office:value-type="float" office:value="1517.015144">
                <text:p>1517.015144</text:p>
              </table:table-cell>
              <table:table-cell office:value-type="float" office:value="1433.154455">
                <text:p>1433.154455</text:p>
              </table:table-cell>
              <table:table-cell office:value-type="float" office:value="1439.815999">
                <text:p>1439.815999</text:p>
              </table:table-cell>
              <table:table-cell office:value-type="float" office:value="1423.243909">
                <text:p>1423.243909</text:p>
              </table:table-cell>
              <table:table-cell office:value-type="float" office:value="1420.412682">
                <text:p>1420.412682</text:p>
              </table:table-cell>
              <table:table-cell office:value-type="float" office:value="1425.814283">
                <text:p>1425.814283</text:p>
              </table:table-cell>
              <table:table-cell office:value-type="float" office:value="1426.277674">
                <text:p>1426.277674</text:p>
              </table:table-cell>
              <table:table-cell office:value-type="float" office:value="1418.593244">
                <text:p>1418.593244</text:p>
              </table:table-cell>
              <table:table-cell office:value-type="float" office:value="1413.898632">
                <text:p>1413.898632</text:p>
              </table:table-cell>
              <table:table-cell office:value-type="float" office:value="1445.675281">
                <text:p>1445.675281</text:p>
              </table:table-cell>
              <table:table-cell office:value-type="float" office:value="1413.281395">
                <text:p>1413.281395</text:p>
              </table:table-cell>
              <table:table-cell office:value-type="float" office:value="1402.191037">
                <text:p>1402.191037</text:p>
              </table:table-cell>
              <table:table-cell office:value-type="float" office:value="1426.271195">
                <text:p>1426.271195</text:p>
              </table:table-cell>
              <table:table-cell office:value-type="float" office:value="1420.417621">
                <text:p>1420.417621</text:p>
              </table:table-cell>
              <table:table-cell office:value-type="float" office:value="1392.252646">
                <text:p>1392.252646</text:p>
              </table:table-cell>
              <table:table-cell office:value-type="float" office:value="1434.402209">
                <text:p>1434.402209</text:p>
              </table:table-cell>
              <table:table-cell office:value-type="float" office:value="1422.047417">
                <text:p>1422.047417</text:p>
              </table:table-cell>
              <table:table-cell office:value-type="float" office:value="1404.918783">
                <text:p>1404.918783</text:p>
              </table:table-cell>
              <table:table-cell office:value-type="float" office:value="1439.238282">
                <text:p>1439.238282</text:p>
              </table:table-cell>
              <table:table-cell office:value-type="float" office:value="1423.360286">
                <text:p>1423.360286</text:p>
              </table:table-cell>
              <table:table-cell office:value-type="float" office:value="1413.472258">
                <text:p>1413.472258</text:p>
              </table:table-cell>
              <table:table-cell office:value-type="float" office:value="1379.14288">
                <text:p>1379.14288</text:p>
              </table:table-cell>
              <table:table-cell office:value-type="float" office:value="1398.17801">
                <text:p>1398.17801</text:p>
              </table:table-cell>
              <table:table-cell office:value-type="float" office:value="1400.4022">
                <text:p>1400.4022</text:p>
              </table:table-cell>
              <table:table-cell office:value-type="float" office:value="1428.314148">
                <text:p>1428.314148</text:p>
              </table:table-cell>
              <table:table-cell office:value-type="float" office:value="1413.47707">
                <text:p>1413.47707</text:p>
              </table:table-cell>
              <table:table-cell office:value-type="float" office:value="1403.423392">
                <text:p>1403.423392</text:p>
              </table:table-cell>
              <table:table-cell office:value-type="float" office:value="1422.551419">
                <text:p>1422.551419</text:p>
              </table:table-cell>
              <table:table-cell office:value-type="float" office:value="1409.65163">
                <text:p>1409.65163</text:p>
              </table:table-cell>
              <table:table-cell office:value-type="float" office:value="1418.633663">
                <text:p>1418.633663</text:p>
              </table:table-cell>
              <table:table-cell office:value-type="float" office:value="1408.968315">
                <text:p>1408.968315</text:p>
              </table:table-cell>
              <table:table-cell office:value-type="float" office:value="1424.86081">
                <text:p>1424.86081</text:p>
              </table:table-cell>
              <table:table-cell office:value-type="float" office:value="1433.151569">
                <text:p>1433.151569</text:p>
              </table:table-cell>
              <table:table-cell office:value-type="float" office:value="1423.815915">
                <text:p>1423.815915</text:p>
              </table:table-cell>
              <table:table-cell office:value-type="float" office:value="1417.6424">
                <text:p>1417.6424</text:p>
              </table:table-cell>
              <table:table-cell office:value-type="float" office:value="1437.245561">
                <text:p>1437.245561</text:p>
              </table:table-cell>
              <table:table-cell office:value-type="float" office:value="1441.440469">
                <text:p>1441.440469</text:p>
              </table:table-cell>
              <table:table-cell office:value-type="float" office:value="1413.991657">
                <text:p>1413.991657</text:p>
              </table:table-cell>
              <table:table-cell office:value-type="float" office:value="1442.714653">
                <text:p>1442.714653</text:p>
              </table:table-cell>
              <table:table-cell office:value-type="float" office:value="1379.781863">
                <text:p>1379.781863</text:p>
              </table:table-cell>
              <table:table-cell office:value-type="float" office:value="1435.955402">
                <text:p>1435.955402</text:p>
              </table:table-cell>
              <table:table-cell office:value-type="float" office:value="1384.552113">
                <text:p>1384.552113</text:p>
              </table:table-cell>
              <table:table-cell office:value-type="float" office:value="1418.32174">
                <text:p>1418.32174</text:p>
              </table:table-cell>
              <table:table-cell office:value-type="float" office:value="1455.438271">
                <text:p>1455.438271</text:p>
              </table:table-cell>
              <table:table-cell office:value-type="float" office:value="1416.831803">
                <text:p>1416.831803</text:p>
              </table:table-cell>
              <table:table-cell office:value-type="float" office:value="1411.865045">
                <text:p>1411.865045</text:p>
              </table:table-cell>
              <table:table-cell office:value-type="float" office:value="1426.127165">
                <text:p>1426.127165</text:p>
              </table:table-cell>
              <table:table-cell office:value-type="float" office:value="1441.983221">
                <text:p>1441.983221</text:p>
              </table:table-cell>
              <table:table-cell office:value-type="float" office:value="1375.173283">
                <text:p>1375.173283</text:p>
              </table:table-cell>
              <table:table-cell office:value-type="float" office:value="1425.906601">
                <text:p>1425.906601</text:p>
              </table:table-cell>
              <table:table-cell office:value-type="float" office:value="1452.432415">
                <text:p>1452.432415</text:p>
              </table:table-cell>
              <table:table-cell office:value-type="float" office:value="1378.485288">
                <text:p>1378.485288</text:p>
              </table:table-cell>
              <table:table-cell office:value-type="float" office:value="1478.974009">
                <text:p>1478.974009</text:p>
              </table:table-cell>
              <table:table-cell office:value-type="float" office:value="1457.346436">
                <text:p>1457.346436</text:p>
              </table:table-cell>
              <table:table-cell office:value-type="float" office:value="1430.676917">
                <text:p>1430.676917</text:p>
              </table:table-cell>
            </table:table-row>
            <table:table-row>
              <table:table-cell office:value-type="string">
                <text:p>fib_cilk</text:p>
              </table:table-cell>
              <table:table-cell office:value-type="float" office:value="7795.041545">
                <text:p>7795.041545</text:p>
              </table:table-cell>
              <table:table-cell office:value-type="float" office:value="3901.069862">
                <text:p>3901.069862</text:p>
              </table:table-cell>
              <table:table-cell office:value-type="float" office:value="2602.976013">
                <text:p>2602.976013</text:p>
              </table:table-cell>
              <table:table-cell office:value-type="float" office:value="1961.06743">
                <text:p>1961.06743</text:p>
              </table:table-cell>
              <table:table-cell office:value-type="float" office:value="1580.847453">
                <text:p>1580.847453</text:p>
              </table:table-cell>
              <table:table-cell office:value-type="float" office:value="1322.699566">
                <text:p>1322.699566</text:p>
              </table:table-cell>
              <table:table-cell office:value-type="float" office:value="1143.773058">
                <text:p>1143.773058</text:p>
              </table:table-cell>
              <table:table-cell office:value-type="float" office:value="1009.590415">
                <text:p>1009.590415</text:p>
              </table:table-cell>
              <table:table-cell office:value-type="float" office:value="904.060773">
                <text:p>904.060773</text:p>
              </table:table-cell>
              <table:table-cell office:value-type="float" office:value="818.745369">
                <text:p>818.745369</text:p>
              </table:table-cell>
              <table:table-cell office:value-type="float" office:value="749.274533">
                <text:p>749.274533</text:p>
              </table:table-cell>
              <table:table-cell office:value-type="float" office:value="714.347807">
                <text:p>714.347807</text:p>
              </table:table-cell>
              <table:table-cell office:value-type="float" office:value="648.246397">
                <text:p>648.246397</text:p>
              </table:table-cell>
              <table:table-cell office:value-type="float" office:value="645.244968">
                <text:p>645.244968</text:p>
              </table:table-cell>
              <table:table-cell office:value-type="float" office:value="570.309533">
                <text:p>570.309533</text:p>
              </table:table-cell>
              <table:table-cell office:value-type="float" office:value="556.828178">
                <text:p>556.828178</text:p>
              </table:table-cell>
              <table:table-cell office:value-type="float" office:value="559.411639">
                <text:p>559.411639</text:p>
              </table:table-cell>
              <table:table-cell office:value-type="float" office:value="499.378915">
                <text:p>499.378915</text:p>
              </table:table-cell>
              <table:table-cell office:value-type="float" office:value="482.236101">
                <text:p>482.236101</text:p>
              </table:table-cell>
              <table:table-cell office:value-type="float" office:value="458.52413">
                <text:p>458.52413</text:p>
              </table:table-cell>
              <table:table-cell office:value-type="float" office:value="447.794322">
                <text:p>447.794322</text:p>
              </table:table-cell>
              <table:table-cell office:value-type="float" office:value="408.288143">
                <text:p>408.288143</text:p>
              </table:table-cell>
              <table:table-cell office:value-type="float" office:value="439.999675">
                <text:p>439.999675</text:p>
              </table:table-cell>
              <table:table-cell office:value-type="float" office:value="430.060385">
                <text:p>430.060385</text:p>
              </table:table-cell>
              <table:table-cell office:value-type="float" office:value="381.252937">
                <text:p>381.252937</text:p>
              </table:table-cell>
              <table:table-cell office:value-type="float" office:value="372.495772">
                <text:p>372.495772</text:p>
              </table:table-cell>
              <table:table-cell office:value-type="float" office:value="359.961602">
                <text:p>359.961602</text:p>
              </table:table-cell>
              <table:table-cell office:value-type="float" office:value="395.034988">
                <text:p>395.034988</text:p>
              </table:table-cell>
              <table:table-cell office:value-type="float" office:value="527.416222">
                <text:p>527.416222</text:p>
              </table:table-cell>
              <table:table-cell office:value-type="float" office:value="346.409484">
                <text:p>346.409484</text:p>
              </table:table-cell>
              <table:table-cell office:value-type="float" office:value="334.559657">
                <text:p>334.559657</text:p>
              </table:table-cell>
              <table:table-cell office:value-type="float" office:value="319.066785">
                <text:p>319.066785</text:p>
              </table:table-cell>
              <table:table-cell office:value-type="float" office:value="337.958913">
                <text:p>337.958913</text:p>
              </table:table-cell>
              <table:table-cell office:value-type="float" office:value="309.379369">
                <text:p>309.379369</text:p>
              </table:table-cell>
              <table:table-cell office:value-type="float" office:value="304.17973">
                <text:p>304.17973</text:p>
              </table:table-cell>
              <table:table-cell office:value-type="float" office:value="311.510794">
                <text:p>311.510794</text:p>
              </table:table-cell>
              <table:table-cell office:value-type="float" office:value="302.527671">
                <text:p>302.527671</text:p>
              </table:table-cell>
              <table:table-cell office:value-type="float" office:value="286.612337">
                <text:p>286.612337</text:p>
              </table:table-cell>
              <table:table-cell office:value-type="float" office:value="300.558624">
                <text:p>300.558624</text:p>
              </table:table-cell>
              <table:table-cell office:value-type="float" office:value="283.15239">
                <text:p>283.15239</text:p>
              </table:table-cell>
              <table:table-cell office:value-type="float" office:value="305.081622">
                <text:p>305.081622</text:p>
              </table:table-cell>
              <table:table-cell office:value-type="float" office:value="319.889701">
                <text:p>319.889701</text:p>
              </table:table-cell>
              <table:table-cell office:value-type="float" office:value="285.148254">
                <text:p>285.148254</text:p>
              </table:table-cell>
              <table:table-cell office:value-type="float" office:value="276.174436">
                <text:p>276.174436</text:p>
              </table:table-cell>
              <table:table-cell office:value-type="float" office:value="274.999243">
                <text:p>274.999243</text:p>
              </table:table-cell>
              <table:table-cell office:value-type="float" office:value="264.754832">
                <text:p>264.754832</text:p>
              </table:table-cell>
              <table:table-cell office:value-type="float" office:value="283.709193">
                <text:p>283.709193</text:p>
              </table:table-cell>
              <table:table-cell office:value-type="float" office:value="296.333307">
                <text:p>296.333307</text:p>
              </table:table-cell>
              <table:table-cell office:value-type="float" office:value="290.567305">
                <text:p>290.567305</text:p>
              </table:table-cell>
              <table:table-cell office:value-type="float" office:value="289.193553">
                <text:p>289.193553</text:p>
              </table:table-cell>
              <table:table-cell office:value-type="float" office:value="305.912942">
                <text:p>305.912942</text:p>
              </table:table-cell>
              <table:table-cell office:value-type="float" office:value="303.283354">
                <text:p>303.283354</text:p>
              </table:table-cell>
              <table:table-cell office:value-type="float" office:value="279.894083">
                <text:p>279.894083</text:p>
              </table:table-cell>
              <table:table-cell office:value-type="float" office:value="312.26218">
                <text:p>312.26218</text:p>
              </table:table-cell>
              <table:table-cell office:value-type="float" office:value="287.878438">
                <text:p>287.878438</text:p>
              </table:table-cell>
              <table:table-cell office:value-type="float" office:value="300.037942">
                <text:p>300.037942</text:p>
              </table:table-cell>
              <table:table-cell office:value-type="float" office:value="265.225474">
                <text:p>265.225474</text:p>
              </table:table-cell>
              <table:table-cell office:value-type="float" office:value="292.540459">
                <text:p>292.540459</text:p>
              </table:table-cell>
              <table:table-cell office:value-type="float" office:value="312.853044">
                <text:p>312.853044</text:p>
              </table:table-cell>
              <table:table-cell office:value-type="float" office:value="300.333376">
                <text:p>300.333376</text:p>
              </table:table-cell>
              <table:table-cell office:value-type="float" office:value="283.653185">
                <text:p>283.653185</text:p>
              </table:table-cell>
              <table:table-cell office:value-type="float" office:value="253.662741">
                <text:p>253.662741</text:p>
              </table:table-cell>
              <table:table-cell office:value-type="float" office:value="256.951523">
                <text:p>256.951523</text:p>
              </table:table-cell>
              <table:table-cell office:value-type="float" office:value="256.815513">
                <text:p>256.815513</text:p>
              </table:table-cell>
              <table:table-cell office:value-type="float" office:value="251.064654">
                <text:p>251.064654</text:p>
              </table:table-cell>
              <table:table-cell office:value-type="float" office:value="267.398599">
                <text:p>267.398599</text:p>
              </table:table-cell>
              <table:table-cell office:value-type="float" office:value="260.369255">
                <text:p>260.369255</text:p>
              </table:table-cell>
              <table:table-cell office:value-type="float" office:value="254.494063">
                <text:p>254.494063</text:p>
              </table:table-cell>
              <table:table-cell office:value-type="float" office:value="245.41689">
                <text:p>245.41689</text:p>
              </table:table-cell>
              <table:table-cell office:value-type="float" office:value="269.147787">
                <text:p>269.147787</text:p>
              </table:table-cell>
              <table:table-cell office:value-type="float" office:value="267.136397">
                <text:p>267.136397</text:p>
              </table:table-cell>
              <table:table-cell office:value-type="float" office:value="246.876545">
                <text:p>246.876545</text:p>
              </table:table-cell>
              <table:table-cell office:value-type="float" office:value="248.50878">
                <text:p>248.50878</text:p>
              </table:table-cell>
              <table:table-cell office:value-type="float" office:value="268.848632">
                <text:p>268.848632</text:p>
              </table:table-cell>
              <table:table-cell office:value-type="float" office:value="265.055592">
                <text:p>265.055592</text:p>
              </table:table-cell>
              <table:table-cell office:value-type="float" office:value="269.036093">
                <text:p>269.036093</text:p>
              </table:table-cell>
              <table:table-cell office:value-type="float" office:value="297.589657">
                <text:p>297.589657</text:p>
              </table:table-cell>
              <table:table-cell office:value-type="float" office:value="269.388048">
                <text:p>269.388048</text:p>
              </table:table-cell>
              <table:table-cell office:value-type="float" office:value="279.189146">
                <text:p>279.189146</text:p>
              </table:table-cell>
              <table:table-cell office:value-type="float" office:value="252.958832">
                <text:p>252.958832</text:p>
              </table:table-cell>
              <table:table-cell office:value-type="float" office:value="261.290523">
                <text:p>261.290523</text:p>
              </table:table-cell>
              <table:table-cell office:value-type="float" office:value="256.648647">
                <text:p>256.648647</text:p>
              </table:table-cell>
              <table:table-cell office:value-type="float" office:value="279.194599">
                <text:p>279.194599</text:p>
              </table:table-cell>
              <table:table-cell office:value-type="float" office:value="284.86129">
                <text:p>284.86129</text:p>
              </table:table-cell>
              <table:table-cell office:value-type="float" office:value="265.088952">
                <text:p>265.088952</text:p>
              </table:table-cell>
              <table:table-cell office:value-type="float" office:value="268.142348">
                <text:p>268.142348</text:p>
              </table:table-cell>
              <table:table-cell office:value-type="float" office:value="269.005042">
                <text:p>269.005042</text:p>
              </table:table-cell>
              <table:table-cell office:value-type="float" office:value="269.110578">
                <text:p>269.110578</text:p>
              </table:table-cell>
              <table:table-cell office:value-type="float" office:value="298.997473">
                <text:p>298.997473</text:p>
              </table:table-cell>
              <table:table-cell office:value-type="float" office:value="278.939005">
                <text:p>278.939005</text:p>
              </table:table-cell>
              <table:table-cell office:value-type="float" office:value="260.195781">
                <text:p>260.195781</text:p>
              </table:table-cell>
              <table:table-cell office:value-type="float" office:value="270.22726">
                <text:p>270.22726</text:p>
              </table:table-cell>
              <table:table-cell office:value-type="float" office:value="276.384224">
                <text:p>276.384224</text:p>
              </table:table-cell>
              <table:table-cell office:value-type="float" office:value="260.249864">
                <text:p>260.249864</text:p>
              </table:table-cell>
              <table:table-cell office:value-type="float" office:value="269.073367">
                <text:p>269.073367</text:p>
              </table:table-cell>
              <table:table-cell office:value-type="float" office:value="288.819465">
                <text:p>288.819465</text:p>
              </table:table-cell>
              <table:table-cell office:value-type="float" office:value="270.158936">
                <text:p>270.158936</text:p>
              </table:table-cell>
              <table:table-cell office:value-type="float" office:value="302.727514">
                <text:p>302.727514</text:p>
              </table:table-cell>
              <table:table-cell office:value-type="float" office:value="272.796671">
                <text:p>272.796671</text:p>
              </table:table-cell>
              <table:table-cell office:value-type="float" office:value="323.779039">
                <text:p>323.779039</text:p>
              </table:table-cell>
              <table:table-cell office:value-type="float" office:value="290.139005">
                <text:p>290.139005</text:p>
              </table:table-cell>
              <table:table-cell office:value-type="float" office:value="286.035329">
                <text:p>286.035329</text:p>
              </table:table-cell>
              <table:table-cell office:value-type="float" office:value="278.974291">
                <text:p>278.974291</text:p>
              </table:table-cell>
              <table:table-cell office:value-type="float" office:value="278.928419">
                <text:p>278.928419</text:p>
              </table:table-cell>
              <table:table-cell office:value-type="float" office:value="301.059485">
                <text:p>301.059485</text:p>
              </table:table-cell>
              <table:table-cell office:value-type="float" office:value="282.381632">
                <text:p>282.381632</text:p>
              </table:table-cell>
              <table:table-cell office:value-type="float" office:value="297.163409">
                <text:p>297.163409</text:p>
              </table:table-cell>
              <table:table-cell office:value-type="float" office:value="292.285186">
                <text:p>292.285186</text:p>
              </table:table-cell>
              <table:table-cell office:value-type="float" office:value="298.146265">
                <text:p>298.146265</text:p>
              </table:table-cell>
              <table:table-cell office:value-type="float" office:value="302.178348">
                <text:p>302.178348</text:p>
              </table:table-cell>
              <table:table-cell office:value-type="float" office:value="286.865175">
                <text:p>286.865175</text:p>
              </table:table-cell>
              <table:table-cell office:value-type="float" office:value="289.671638">
                <text:p>289.671638</text:p>
              </table:table-cell>
              <table:table-cell office:value-type="float" office:value="301.571181">
                <text:p>301.571181</text:p>
              </table:table-cell>
              <table:table-cell office:value-type="float" office:value="291.992127">
                <text:p>291.992127</text:p>
              </table:table-cell>
              <table:table-cell office:value-type="float" office:value="305.712008">
                <text:p>305.712008</text:p>
              </table:table-cell>
              <table:table-cell office:value-type="float" office:value="292.569394">
                <text:p>292.569394</text:p>
              </table:table-cell>
              <table:table-cell office:value-type="float" office:value="304.514105">
                <text:p>304.514105</text:p>
              </table:table-cell>
              <table:table-cell office:value-type="float" office:value="296.326955">
                <text:p>296.326955</text:p>
              </table:table-cell>
              <table:table-cell office:value-type="float" office:value="295.970829">
                <text:p>295.970829</text:p>
              </table:table-cell>
              <table:table-cell office:value-type="float" office:value="304.980384">
                <text:p>304.980384</text:p>
              </table:table-cell>
              <table:table-cell office:value-type="float" office:value="298.734632">
                <text:p>298.734632</text:p>
              </table:table-cell>
              <table:table-cell office:value-type="float" office:value="324.032709">
                <text:p>324.032709</text:p>
              </table:table-cell>
              <table:table-cell office:value-type="float" office:value="312.685729">
                <text:p>312.685729</text:p>
              </table:table-cell>
              <table:table-cell office:value-type="float" office:value="315.737329">
                <text:p>315.737329</text:p>
              </table:table-cell>
              <table:table-cell office:value-type="float" office:value="304.841553">
                <text:p>304.841553</text:p>
              </table:table-cell>
              <table:table-cell office:value-type="float" office:value="320.407499">
                <text:p>320.407499</text:p>
              </table:table-cell>
              <table:table-cell office:value-type="float" office:value="322.615266">
                <text:p>322.615266</text:p>
              </table:table-cell>
              <table:table-cell office:value-type="float" office:value="309.338568">
                <text:p>309.338568</text:p>
              </table:table-cell>
              <table:table-cell office:value-type="float" office:value="325.254414">
                <text:p>325.254414</text:p>
              </table:table-cell>
              <table:table-cell office:value-type="float" office:value="331.590625">
                <text:p>331.590625</text:p>
              </table:table-cell>
              <table:table-cell office:value-type="float" office:value="314.606083">
                <text:p>314.606083</text:p>
              </table:table-cell>
              <table:table-cell office:value-type="float" office:value="304.426789">
                <text:p>304.426789</text:p>
              </table:table-cell>
              <table:table-cell office:value-type="float" office:value="332.727517">
                <text:p>332.727517</text:p>
              </table:table-cell>
              <table:table-cell office:value-type="float" office:value="313.920329">
                <text:p>313.920329</text:p>
              </table:table-cell>
              <table:table-cell office:value-type="float" office:value="329.918488">
                <text:p>329.918488</text:p>
              </table:table-cell>
              <table:table-cell office:value-type="float" office:value="321.284434">
                <text:p>321.284434</text:p>
              </table:table-cell>
              <table:table-cell office:value-type="float" office:value="316.595082">
                <text:p>316.595082</text:p>
              </table:table-cell>
              <table:table-cell office:value-type="float" office:value="339.574916">
                <text:p>339.574916</text:p>
              </table:table-cell>
              <table:table-cell office:value-type="float" office:value="316.51893">
                <text:p>316.51893</text:p>
              </table:table-cell>
              <table:table-cell office:value-type="float" office:value="325.213803">
                <text:p>325.213803</text:p>
              </table:table-cell>
              <table:table-cell office:value-type="float" office:value="318.604099">
                <text:p>318.604099</text:p>
              </table:table-cell>
              <table:table-cell office:value-type="float" office:value="337.232936">
                <text:p>337.232936</text:p>
              </table:table-cell>
              <table:table-cell office:value-type="float" office:value="334.990588">
                <text:p>334.990588</text:p>
              </table:table-cell>
              <table:table-cell office:value-type="float" office:value="345.774028">
                <text:p>345.774028</text:p>
              </table:table-cell>
              <table:table-cell office:value-type="float" office:value="343.193775">
                <text:p>343.193775</text:p>
              </table:table-cell>
              <table:table-cell office:value-type="float" office:value="335.313481">
                <text:p>335.313481</text:p>
              </table:table-cell>
              <table:table-cell office:value-type="float" office:value="341.033675">
                <text:p>341.033675</text:p>
              </table:table-cell>
              <table:table-cell office:value-type="float" office:value="335.073732">
                <text:p>335.073732</text:p>
              </table:table-cell>
              <table:table-cell office:value-type="float" office:value="341.955712">
                <text:p>341.955712</text:p>
              </table:table-cell>
              <table:table-cell office:value-type="float" office:value="332.675295">
                <text:p>332.675295</text:p>
              </table:table-cell>
              <table:table-cell office:value-type="float" office:value="330.670962">
                <text:p>330.670962</text:p>
              </table:table-cell>
              <table:table-cell office:value-type="float" office:value="340.911972">
                <text:p>340.911972</text:p>
              </table:table-cell>
              <table:table-cell office:value-type="float" office:value="340.919414">
                <text:p>340.919414</text:p>
              </table:table-cell>
              <table:table-cell office:value-type="float" office:value="356.17408">
                <text:p>356.17408</text:p>
              </table:table-cell>
              <table:table-cell office:value-type="float" office:value="352.128588">
                <text:p>352.128588</text:p>
              </table:table-cell>
              <table:table-cell office:value-type="float" office:value="376.367017">
                <text:p>376.367017</text:p>
              </table:table-cell>
              <table:table-cell office:value-type="float" office:value="352.966967">
                <text:p>352.966967</text:p>
              </table:table-cell>
              <table:table-cell office:value-type="float" office:value="364.323056">
                <text:p>364.323056</text:p>
              </table:table-cell>
              <table:table-cell office:value-type="float" office:value="363.832976">
                <text:p>363.832976</text:p>
              </table:table-cell>
              <table:table-cell office:value-type="float" office:value="389.987009">
                <text:p>389.987009</text:p>
              </table:table-cell>
              <table:table-cell office:value-type="float" office:value="366.532493">
                <text:p>366.532493</text:p>
              </table:table-cell>
              <table:table-cell office:value-type="float" office:value="385.94184">
                <text:p>385.94184</text:p>
              </table:table-cell>
              <table:table-cell office:value-type="float" office:value="366.276194">
                <text:p>366.276194</text:p>
              </table:table-cell>
              <table:table-cell office:value-type="float" office:value="392.758765">
                <text:p>392.758765</text:p>
              </table:table-cell>
              <table:table-cell office:value-type="float" office:value="368.325242">
                <text:p>368.325242</text:p>
              </table:table-cell>
              <table:table-cell office:value-type="float" office:value="394.669625">
                <text:p>394.669625</text:p>
              </table:table-cell>
              <table:table-cell office:value-type="float" office:value="386.396572">
                <text:p>386.396572</text:p>
              </table:table-cell>
              <table:table-cell office:value-type="float" office:value="387.400918">
                <text:p>387.400918</text:p>
              </table:table-cell>
              <table:table-cell office:value-type="float" office:value="360.996872">
                <text:p>360.996872</text:p>
              </table:table-cell>
              <table:table-cell office:value-type="float" office:value="380.536776">
                <text:p>380.536776</text:p>
              </table:table-cell>
              <table:table-cell office:value-type="float" office:value="375.543717">
                <text:p>375.543717</text:p>
              </table:table-cell>
              <table:table-cell office:value-type="float" office:value="378.568368">
                <text:p>378.568368</text:p>
              </table:table-cell>
              <table:table-cell office:value-type="float" office:value="407.237925">
                <text:p>407.237925</text:p>
              </table:table-cell>
              <table:table-cell office:value-type="float" office:value="398.634537">
                <text:p>398.634537</text:p>
              </table:table-cell>
              <table:table-cell office:value-type="float" office:value="381.811216">
                <text:p>381.811216</text:p>
              </table:table-cell>
              <table:table-cell office:value-type="float" office:value="378.800161">
                <text:p>378.800161</text:p>
              </table:table-cell>
              <table:table-cell office:value-type="float" office:value="393.369908">
                <text:p>393.369908</text:p>
              </table:table-cell>
              <table:table-cell office:value-type="float" office:value="402.801407">
                <text:p>402.801407</text:p>
              </table:table-cell>
              <table:table-cell office:value-type="float" office:value="413.327267">
                <text:p>413.327267</text:p>
              </table:table-cell>
              <table:table-cell office:value-type="float" office:value="412.210649">
                <text:p>412.210649</text:p>
              </table:table-cell>
              <table:table-cell office:value-type="float" office:value="463.967111">
                <text:p>463.967111</text:p>
              </table:table-cell>
              <table:table-cell office:value-type="float" office:value="478.834794">
                <text:p>478.834794</text:p>
              </table:table-cell>
              <table:table-cell office:value-type="float" office:value="452.89292">
                <text:p>452.89292</text:p>
              </table:table-cell>
              <table:table-cell office:value-type="float" office:value="433.753537">
                <text:p>433.753537</text:p>
              </table:table-cell>
              <table:table-cell office:value-type="float" office:value="410.989648">
                <text:p>410.989648</text:p>
              </table:table-cell>
              <table:table-cell office:value-type="float" office:value="397.887003">
                <text:p>397.887003</text:p>
              </table:table-cell>
              <table:table-cell office:value-type="float" office:value="424.323253">
                <text:p>424.323253</text:p>
              </table:table-cell>
              <table:table-cell office:value-type="float" office:value="442.76014">
                <text:p>442.76014</text:p>
              </table:table-cell>
              <table:table-cell office:value-type="float" office:value="430.903446">
                <text:p>430.903446</text:p>
              </table:table-cell>
              <table:table-cell office:value-type="float" office:value="496.808221">
                <text:p>496.808221</text:p>
              </table:table-cell>
              <table:table-cell office:value-type="float" office:value="456.240274">
                <text:p>456.240274</text:p>
              </table:table-cell>
              <table:table-cell office:value-type="float" office:value="470.120739">
                <text:p>470.120739</text:p>
              </table:table-cell>
              <table:table-cell office:value-type="float" office:value="437.440272">
                <text:p>437.440272</text:p>
              </table:table-cell>
              <table:table-cell office:value-type="float" office:value="446.24639">
                <text:p>446.24639</text:p>
              </table:table-cell>
              <table:table-cell office:value-type="float" office:value="451.028701">
                <text:p>451.028701</text:p>
              </table:table-cell>
              <table:table-cell office:value-type="float" office:value="435.402644">
                <text:p>435.402644</text:p>
              </table:table-cell>
              <table:table-cell office:value-type="float" office:value="422.469942">
                <text:p>422.469942</text:p>
              </table:table-cell>
              <table:table-cell office:value-type="float" office:value="471.228566">
                <text:p>471.228566</text:p>
              </table:table-cell>
              <table:table-cell office:value-type="float" office:value="451.870479">
                <text:p>451.870479</text:p>
              </table:table-cell>
              <table:table-cell office:value-type="float" office:value="457.686842">
                <text:p>457.686842</text:p>
              </table:table-cell>
              <table:table-cell office:value-type="float" office:value="462.639871">
                <text:p>462.639871</text:p>
              </table:table-cell>
              <table:table-cell office:value-type="float" office:value="454.313505">
                <text:p>454.313505</text:p>
              </table:table-cell>
              <table:table-cell office:value-type="float" office:value="484.524">
                <text:p>484.524</text:p>
              </table:table-cell>
              <table:table-cell office:value-type="float" office:value="456.021441">
                <text:p>456.021441</text:p>
              </table:table-cell>
              <table:table-cell office:value-type="float" office:value="465.911268">
                <text:p>465.911268</text:p>
              </table:table-cell>
              <table:table-cell office:value-type="float" office:value="490.381231">
                <text:p>490.381231</text:p>
              </table:table-cell>
              <table:table-cell office:value-type="float" office:value="588.100505">
                <text:p>588.100505</text:p>
              </table:table-cell>
              <table:table-cell office:value-type="float" office:value="485.368152">
                <text:p>485.368152</text:p>
              </table:table-cell>
              <table:table-cell office:value-type="float" office:value="504.733619">
                <text:p>504.733619</text:p>
              </table:table-cell>
              <table:table-cell office:value-type="float" office:value="468.513783">
                <text:p>468.513783</text:p>
              </table:table-cell>
              <table:table-cell office:value-type="float" office:value="481.579988">
                <text:p>481.579988</text:p>
              </table:table-cell>
              <table:table-cell office:value-type="float" office:value="439.977028">
                <text:p>439.977028</text:p>
              </table:table-cell>
              <table:table-cell office:value-type="float" office:value="548.515093">
                <text:p>548.515093</text:p>
              </table:table-cell>
              <table:table-cell office:value-type="float" office:value="476.718894">
                <text:p>476.718894</text:p>
              </table:table-cell>
              <table:table-cell office:value-type="float" office:value="522.295171">
                <text:p>522.295171</text:p>
              </table:table-cell>
              <table:table-cell office:value-type="float" office:value="484.032315">
                <text:p>484.032315</text:p>
              </table:table-cell>
              <table:table-cell office:value-type="float" office:value="512.088741">
                <text:p>512.088741</text:p>
              </table:table-cell>
              <table:table-cell office:value-type="float" office:value="488.066514">
                <text:p>488.066514</text:p>
              </table:table-cell>
              <table:table-cell office:value-type="float" office:value="497.336988">
                <text:p>497.336988</text:p>
              </table:table-cell>
              <table:table-cell office:value-type="float" office:value="518.55506">
                <text:p>518.55506</text:p>
              </table:table-cell>
              <table:table-cell office:value-type="float" office:value="604.808989">
                <text:p>604.808989</text:p>
              </table:table-cell>
              <table:table-cell office:value-type="float" office:value="505.435475">
                <text:p>505.435475</text:p>
              </table:table-cell>
              <table:table-cell office:value-type="float" office:value="500.875396">
                <text:p>500.875396</text:p>
              </table:table-cell>
              <table:table-cell office:value-type="float" office:value="495.207808">
                <text:p>495.207808</text:p>
              </table:table-cell>
              <table:table-cell office:value-type="float" office:value="492.229346">
                <text:p>492.229346</text:p>
              </table:table-cell>
              <table:table-cell office:value-type="float" office:value="475.021865">
                <text:p>475.021865</text:p>
              </table:table-cell>
              <table:table-cell office:value-type="float" office:value="537.489081">
                <text:p>537.489081</text:p>
              </table:table-cell>
              <table:table-cell office:value-type="float" office:value="523.872359">
                <text:p>523.872359</text:p>
              </table:table-cell>
              <table:table-cell office:value-type="float" office:value="526.814574">
                <text:p>526.814574</text:p>
              </table:table-cell>
              <table:table-cell office:value-type="float" office:value="492.810143">
                <text:p>492.810143</text:p>
              </table:table-cell>
              <table:table-cell office:value-type="float" office:value="516.935593">
                <text:p>516.935593</text:p>
              </table:table-cell>
              <table:table-cell office:value-type="float" office:value="497.904247">
                <text:p>497.904247</text:p>
              </table:table-cell>
              <table:table-cell office:value-type="float" office:value="519.105316">
                <text:p>519.105316</text:p>
              </table:table-cell>
              <table:table-cell office:value-type="float" office:value="552.645269">
                <text:p>552.645269</text:p>
              </table:table-cell>
              <table:table-cell office:value-type="float" office:value="537.344541">
                <text:p>537.344541</text:p>
              </table:table-cell>
              <table:table-cell office:value-type="float" office:value="559.703288">
                <text:p>559.703288</text:p>
              </table:table-cell>
              <table:table-cell office:value-type="float" office:value="561.927032">
                <text:p>561.927032</text:p>
              </table:table-cell>
              <table:table-cell office:value-type="float" office:value="496.579636">
                <text:p>496.579636</text:p>
              </table:table-cell>
              <table:table-cell office:value-type="float" office:value="535.396213">
                <text:p>535.396213</text:p>
              </table:table-cell>
              <table:table-cell office:value-type="float" office:value="529.34729">
                <text:p>529.347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